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000000020592581F18EB1A1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Unicode" svg:font-family="'Lucida Sans Unicode'" style:font-family-generic="system" style:font-pitch="variable"/>
  </office:font-face-decls>
  <office:automatic-styles>
    <style:style style:name="Tabela1" style:family="table">
      <style:table-properties style:width="19.001cm" table:align="left"/>
    </style:style>
    <style:style style:name="Tabela1.A" style:family="table-column">
      <style:table-column-properties style:column-width="1.926cm"/>
    </style:style>
    <style:style style:name="Tabela1.B" style:family="table-column">
      <style:table-column-properties style:column-width="17.074cm"/>
    </style:style>
    <style:style style:name="Tabela1.A1" style:family="table-cell">
      <style:table-cell-properties style:vertical-align="middle" fo:padding="0.049cm" fo:border="none"/>
    </style:style>
    <style:style style:name="Tabela2" style:family="table">
      <style:table-properties style:width="19.001cm" table:align="left"/>
    </style:style>
    <style:style style:name="Tabela2.A" style:family="table-column">
      <style:table-column-properties style:column-width="1.974cm"/>
    </style:style>
    <style:style style:name="Tabela2.B" style:family="table-column">
      <style:table-column-properties style:column-width="17.027cm"/>
    </style:style>
    <style:style style:name="Tabela2.A1" style:family="table-cell">
      <style:table-cell-properties style:vertical-align="middle" fo:padding="0.049cm" fo:border="none"/>
    </style:style>
    <style:style style:name="Tabela3" style:family="table">
      <style:table-properties style:width="19.001cm" table:align="left"/>
    </style:style>
    <style:style style:name="Tabela3.A" style:family="table-column">
      <style:table-column-properties style:column-width="3.224cm"/>
    </style:style>
    <style:style style:name="Tabela3.B" style:family="table-column">
      <style:table-column-properties style:column-width="15.776cm"/>
    </style:style>
    <style:style style:name="Tabela3.A1" style:family="table-cell">
      <style:table-cell-properties style:vertical-align="middle" fo:padding="0.049cm" fo:border="none"/>
    </style:style>
    <style:style style:name="Tabela4" style:family="table">
      <style:table-properties style:width="19.001cm" table:align="left"/>
    </style:style>
    <style:style style:name="Tabela4.A" style:family="table-column">
      <style:table-column-properties style:column-width="3.84cm"/>
    </style:style>
    <style:style style:name="Tabela4.B" style:family="table-column">
      <style:table-column-properties style:column-width="15.161cm"/>
    </style:style>
    <style:style style:name="Tabela4.A1" style:family="table-cell">
      <style:table-cell-properties style:vertical-align="middle" fo:padding="0.049cm" fo:border="none"/>
    </style:style>
    <style:style style:name="Tabela5" style:family="table">
      <style:table-properties style:width="19.001cm" table:align="left"/>
    </style:style>
    <style:style style:name="Tabela5.A" style:family="table-column">
      <style:table-column-properties style:column-width="3.618cm"/>
    </style:style>
    <style:style style:name="Tabela5.B" style:family="table-column">
      <style:table-column-properties style:column-width="15.383cm"/>
    </style:style>
    <style:style style:name="Tabela5.A1" style:family="table-cell">
      <style:table-cell-properties style:vertical-align="middle" fo:padding="0.049cm" fo:border="none"/>
    </style:style>
    <style:style style:name="Tabela6" style:family="table">
      <style:table-properties style:width="9.518cm" table:align="left"/>
    </style:style>
    <style:style style:name="Tabela6.A" style:family="table-column">
      <style:table-column-properties style:column-width="1.926cm"/>
    </style:style>
    <style:style style:name="Tabela6.B" style:family="table-column">
      <style:table-column-properties style:column-width="7.592cm"/>
    </style:style>
    <style:style style:name="Tabela6.A1" style:family="table-cell">
      <style:table-cell-properties style:vertical-align="middle" fo:padding="0.049cm" fo:border="none"/>
    </style:style>
    <style:style style:name="Tabela7" style:family="table">
      <style:table-properties style:width="19.001cm" table:align="left"/>
    </style:style>
    <style:style style:name="Tabela7.A" style:family="table-column">
      <style:table-column-properties style:column-width="2.482cm"/>
    </style:style>
    <style:style style:name="Tabela7.B" style:family="table-column">
      <style:table-column-properties style:column-width="16.519cm"/>
    </style:style>
    <style:style style:name="Tabela7.A1" style:family="table-cell">
      <style:table-cell-properties style:vertical-align="middle" fo:padding="0.049cm" fo:border="none"/>
    </style:style>
    <style:style style:name="Tabela8" style:family="table">
      <style:table-properties style:width="19.001cm" table:align="left"/>
    </style:style>
    <style:style style:name="Tabela8.A" style:family="table-column">
      <style:table-column-properties style:column-width="3.32cm"/>
    </style:style>
    <style:style style:name="Tabela8.B" style:family="table-column">
      <style:table-column-properties style:column-width="15.681cm"/>
    </style:style>
    <style:style style:name="Tabela8.A1" style:family="table-cell">
      <style:table-cell-properties style:vertical-align="middle" fo:padding="0.049cm" fo:border="none"/>
    </style:style>
    <style:style style:name="Tabela9" style:family="table">
      <style:table-properties style:width="17.986cm" table:align="left"/>
    </style:style>
    <style:style style:name="Tabela9.A" style:family="table-column">
      <style:table-column-properties style:column-width="3.103cm"/>
    </style:style>
    <style:style style:name="Tabela9.B" style:family="table-column">
      <style:table-column-properties style:column-width="14.884cm"/>
    </style:style>
    <style:style style:name="Tabela9.A1" style:family="table-cell">
      <style:table-cell-properties style:vertical-align="middle" fo:padding="0.049cm" fo:border="none"/>
    </style:style>
    <style:style style:name="P1" style:family="paragraph" style:parent-style-name="Standard">
      <style:text-properties officeooo:rsid="0004551f" officeooo:paragraph-rsid="0004551f"/>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officeooo:rsid="0004551f" officeooo:paragraph-rsid="0004551f" style:font-size-asian="20pt" style:font-size-complex="20pt"/>
    </style:style>
    <style:style style:name="P3" style:family="paragraph" style:parent-style-name="Text_20_body" style:list-style-name="L1"/>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19"/>
    <style:style style:name="P19" style:family="paragraph" style:parent-style-name="Text_20_body" style:list-style-name="L20"/>
    <style:style style:name="P20" style:family="paragraph" style:parent-style-name="Text_20_body" style:list-style-name="L21"/>
    <style:style style:name="P21" style:family="paragraph" style:parent-style-name="Text_20_body" style:list-style-name="L22"/>
    <style:style style:name="P22" style:family="paragraph" style:parent-style-name="Text_20_body">
      <style:paragraph-properties fo:line-height="100%"/>
    </style:style>
    <style:style style:name="P23" style:family="paragraph" style:parent-style-name="Text_20_body">
      <style:paragraph-properties fo:line-height="100%"/>
      <style:text-properties officeooo:paragraph-rsid="0004551f"/>
    </style:style>
    <style:style style:name="P24" style:family="paragraph" style:parent-style-name="Text_20_body" style:list-style-name="L2">
      <style:paragraph-properties fo:line-height="100%"/>
    </style:style>
    <style:style style:name="P25" style:family="paragraph" style:parent-style-name="Text_20_body" style:list-style-name="L3">
      <style:paragraph-properties fo:line-height="100%"/>
    </style:style>
    <style:style style:name="P26" style:family="paragraph" style:parent-style-name="Text_20_body" style:list-style-name="L7">
      <style:paragraph-properties fo:line-height="100%"/>
    </style:style>
    <style:style style:name="P27" style:family="paragraph" style:parent-style-name="Text_20_body" style:list-style-name="L1">
      <style:paragraph-properties fo:margin-top="0cm" fo:margin-bottom="0cm" loext:contextual-spacing="false"/>
    </style:style>
    <style:style style:name="P28" style:family="paragraph" style:parent-style-name="Text_20_body" style:list-style-name="L4">
      <style:paragraph-properties fo:margin-top="0cm" fo:margin-bottom="0cm" loext:contextual-spacing="false"/>
    </style:style>
    <style:style style:name="P29" style:family="paragraph" style:parent-style-name="Text_20_body" style:list-style-name="L6">
      <style:paragraph-properties fo:margin-top="0cm" fo:margin-bottom="0cm" loext:contextual-spacing="false"/>
    </style:style>
    <style:style style:name="P30" style:family="paragraph" style:parent-style-name="Text_20_body" style:list-style-name="L9">
      <style:paragraph-properties fo:margin-top="0cm" fo:margin-bottom="0cm" loext:contextual-spacing="false"/>
    </style:style>
    <style:style style:name="P31" style:family="paragraph" style:parent-style-name="Text_20_body" style:list-style-name="L11">
      <style:paragraph-properties fo:margin-top="0cm" fo:margin-bottom="0cm" loext:contextual-spacing="false"/>
    </style:style>
    <style:style style:name="P32" style:family="paragraph" style:parent-style-name="Text_20_body" style:list-style-name="L12">
      <style:paragraph-properties fo:margin-top="0cm" fo:margin-bottom="0cm" loext:contextual-spacing="false"/>
    </style:style>
    <style:style style:name="P33" style:family="paragraph" style:parent-style-name="Text_20_body" style:list-style-name="L13">
      <style:paragraph-properties fo:margin-top="0cm" fo:margin-bottom="0cm" loext:contextual-spacing="false"/>
    </style:style>
    <style:style style:name="P34" style:family="paragraph" style:parent-style-name="Text_20_body" style:list-style-name="L14">
      <style:paragraph-properties fo:margin-top="0cm" fo:margin-bottom="0cm" loext:contextual-spacing="false"/>
    </style:style>
    <style:style style:name="P35" style:family="paragraph" style:parent-style-name="Text_20_body" style:list-style-name="L15">
      <style:paragraph-properties fo:margin-top="0cm" fo:margin-bottom="0cm" loext:contextual-spacing="false"/>
    </style:style>
    <style:style style:name="P36" style:family="paragraph" style:parent-style-name="Text_20_body" style:list-style-name="L16">
      <style:paragraph-properties fo:margin-top="0cm" fo:margin-bottom="0cm" loext:contextual-spacing="false"/>
    </style:style>
    <style:style style:name="P37" style:family="paragraph" style:parent-style-name="Text_20_body" style:list-style-name="L17">
      <style:paragraph-properties fo:margin-top="0cm" fo:margin-bottom="0cm" loext:contextual-spacing="false"/>
    </style:style>
    <style:style style:name="P38" style:family="paragraph" style:parent-style-name="Text_20_body" style:list-style-name="L18">
      <style:paragraph-properties fo:margin-top="0cm" fo:margin-bottom="0cm" loext:contextual-spacing="false"/>
    </style:style>
    <style:style style:name="P39" style:family="paragraph" style:parent-style-name="Text_20_body" style:list-style-name="L19">
      <style:paragraph-properties fo:margin-top="0cm" fo:margin-bottom="0cm" loext:contextual-spacing="false"/>
    </style:style>
    <style:style style:name="P40" style:family="paragraph" style:parent-style-name="Text_20_body" style:list-style-name="L20">
      <style:paragraph-properties fo:margin-top="0cm" fo:margin-bottom="0cm" loext:contextual-spacing="false"/>
    </style:style>
    <style:style style:name="P41" style:family="paragraph" style:parent-style-name="Text_20_body" style:list-style-name="L3">
      <style:paragraph-properties fo:margin-top="0cm" fo:margin-bottom="0cm" loext:contextual-spacing="false" fo:line-height="100%"/>
    </style:style>
    <style:style style:name="P42" style:family="paragraph" style:parent-style-name="Text_20_body" style:list-style-name="L7">
      <style:paragraph-properties fo:margin-top="0cm" fo:margin-bottom="0cm" loext:contextual-spacing="false" fo:line-height="100%"/>
    </style:style>
    <style:style style:name="P43" style:family="paragraph" style:parent-style-name="Text_20_body">
      <style:paragraph-properties fo:padding="0.049cm" fo:border="0.06pt solid #000000" style:shadow="#808080 0.18cm 0.18cm"/>
    </style:style>
    <style:style style:name="P44" style:family="paragraph" style:parent-style-name="Text_20_body">
      <style:paragraph-properties fo:padding="0.049cm" fo:border="0.06pt solid #000000" style:shadow="#808080 0.18cm 0.18cm"/>
      <style:text-properties officeooo:rsid="0004551f" officeooo:paragraph-rsid="0004551f"/>
    </style:style>
    <style:style style:name="P45" style:family="paragraph" style:parent-style-name="Heading_20_3">
      <style:text-properties officeooo:rsid="0004551f" officeooo:paragraph-rsid="0004551f"/>
    </style:style>
    <style:style style:name="P46" style:family="paragraph" style:parent-style-name="Heading_20_4">
      <style:text-properties officeooo:paragraph-rsid="0004551f"/>
    </style:style>
    <style:style style:name="P47" style:family="paragraph" style:parent-style-name="Heading_20_2">
      <style:text-properties officeooo:rsid="0004551f" officeooo:paragraph-rsid="0004551f"/>
    </style:style>
    <style:style style:name="P48" style:family="paragraph" style:parent-style-name="Table_20_Contents">
      <style:text-properties fo:language="pt" fo:country="PT"/>
    </style:style>
    <style:style style:name="P49" style:family="paragraph" style:parent-style-name="Table_20_Contents">
      <style:paragraph-properties fo:margin-top="0cm" fo:margin-bottom="0.499cm" loext:contextual-spacing="false"/>
    </style:style>
    <style:style style:name="P50" style:family="paragraph" style:parent-style-name="Table_20_Contents">
      <style:paragraph-properties fo:margin-top="0cm" fo:margin-bottom="0.499cm" loext:contextual-spacing="false"/>
      <style:text-properties fo:language="pt" fo:country="PT"/>
    </style:style>
    <style:style style:name="P51" style:family="paragraph" style:parent-style-name="Table_20_Contents">
      <style:paragraph-properties fo:margin-top="0cm" fo:margin-bottom="0.499cm" loext:contextual-spacing="false" style:writing-mode="lr-tb"/>
    </style:style>
    <style:style style:name="T1" style:family="text">
      <style:text-properties fo:font-style="italic"/>
    </style:style>
    <style:style style:name="T2" style:family="text">
      <style:text-properties fo:font-weight="bold"/>
    </style:style>
    <style:style style:name="T3" style:family="text">
      <style:text-properties fo:language="pt" fo:country="PT"/>
    </style:style>
    <style:style style:name="T4"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sta de comandos básicos</text:p>
      <text:p text:style-name="P1"/>
      <text:h text:style-name="P45" text:outline-level="3">Tags estruturais</text:h>
      <text:h text:style-name="Heading_20_4" text:outline-level="4">&lt;!– –&gt;</text:h>
      <text:p text:style-name="Text_20_body">Cria um comentário</text:p>
      <text:h text:style-name="Heading_20_4" text:outline-level="4">&lt;html&gt; &lt;/html&gt;</text:h>
      <text:p text:style-name="Text_20_body">Envolve todo um documento html</text:p>
      <text:h text:style-name="Heading_20_4" text:outline-level="4">&lt;head&gt; &lt;/head&gt;</text:h>
      <text:p text:style-name="Text_20_body">Envolve o cabeçalho de um documento html</text:p>
      <text:h text:style-name="Heading_20_4" text:outline-level="4">&lt;meta &gt;</text:h>
      <text:p text:style-name="Text_20_body">Fornece informações gerais sobre o documento</text:p>
      <text:h text:style-name="Heading_20_4" text:outline-level="4">&lt;style&gt; &lt;/style&gt;</text:h>
      <text:p text:style-name="Text_20_body">Informações de estilo</text:p>
      <text:h text:style-name="Heading_20_4" text:outline-level="4">&lt;script&gt; &lt;/script&gt;</text:h>
      <text:p text:style-name="Text_20_body">Linguagem script</text:p>
      <text:h text:style-name="Heading_20_4" text:outline-level="4">&lt;noscript&gt; &lt;/noscript&gt;</text:h>
      <text:p text:style-name="Text_20_body">Conteúdo alternativo para quando a linguagem script não for suportada</text:p>
      <text:h text:style-name="Heading_20_4" text:outline-level="4">&lt;title&gt; &lt;/title&gt;</text:h>
      <text:p text:style-name="Text_20_body">O título do documento</text:p>
      <text:h text:style-name="Heading_20_4" text:outline-level="4">&lt;body&gt; &lt;/body&gt;</text:h>
      <text:p text:style-name="Text_20_body">Envolve o corpo (texto e tags) do documento html</text:p>
      <text:list xml:id="list7037000820072795023" text:style-name="L1">
        <text:list-item>
          <text:p text:style-name="P27"><text:span text:style-name="T1">bgcolor</text:span> – Cor de fundo #RRGGBB </text:p>
        </text:list-item>
        <text:list-item>
          <text:p text:style-name="P27"><text:span text:style-name="T1">background</text:span> – Imagem como plano de fundo </text:p>
        </text:list-item>
        <text:list-item>
          <text:p text:style-name="P27"><text:span text:style-name="T1">text</text:span> – Cor do texto principal </text:p>
        </text:list-item>
        <text:list-item>
          <text:p text:style-name="P27"><text:span text:style-name="T1">link</text:span> – Cor dos links existentes na página </text:p>
        </text:list-item>
        <text:list-item>
          <text:p text:style-name="P27"><text:span text:style-name="T1">vlink</text:span> – Cor do link já visitado </text:p>
        </text:list-item>
        <text:list-item>
          <text:p text:style-name="P27"><text:span text:style-name="T1">alink</text:span> – Cor do link que foi ativado </text:p>
        </text:list-item>
        <text:list-item>
          <text:p text:style-name="P27"><text:span text:style-name="T1">marginheight</text:span> – Elimina a margem esquerda apenas no Netscape </text:p>
        </text:list-item>
        <text:list-item>
          <text:p text:style-name="P27"><text:span text:style-name="T1">marginwidth</text:span> – Elimina a margem no topo da página apenas no Netscape </text:p>
        </text:list-item>
        <text:list-item>
          <text:p text:style-name="P27"><text:span text:style-name="T1">topmargin</text:span> – Elimina a margem no topo da página apenas no Internet Explorer </text:p>
        </text:list-item>
        <text:list-item>
          <text:p text:style-name="P3"><text:span text:style-name="T1">leftmargin</text:span> – Elimina a margem esquerda apenas no Internet Explorer</text:p>
        </text:list-item>
      </text:list>
      <text:h text:style-name="Heading_20_3" text:outline-level="3"><text:soft-page-break/>Cabeçalhos</text:h>
      <text:h text:style-name="P46" text:outline-level="4">&lt;hn&gt; &lt;/hn&gt;</text:h>
      <text:p text:style-name="P23">Cabeçalho nível n para n de 1 a 6</text:p>
      <text:h text:style-name="Heading_20_3" text:outline-level="3">Parágrafos</text:h>
      <text:h text:style-name="Heading_20_4" text:outline-level="4">&lt;p&gt; &lt;/p&gt;</text:h>
      <text:p text:style-name="P22">Um simples páragrafo</text:p>
      <text:list xml:id="list6054757155305905951" text:style-name="L2">
        <text:list-item>
          <text:p text:style-name="P24"><text:span text:style-name="T1">align</text:span> – Alinhamento do parágrafo: left, right, center e justify</text:p>
        </text:list-item>
      </text:list>
      <text:h text:style-name="Heading_20_3" text:outline-level="3">Links</text:h>
      <text:h text:style-name="Heading_20_4" text:outline-level="4">&lt;a&gt; &lt;/a&gt;</text:h>
      <text:p text:style-name="P22">Cria um link e inclui atributos em comum</text:p>
      <text:list xml:id="list7047101879684014215" text:style-name="L3">
        <text:list-item>
          <text:p text:style-name="P41"><text:span text:style-name="T1">href</text:span> – O URL do documento que será vinculado a este. Para e-mail: mailto e link externo: http </text:p>
        </text:list-item>
        <text:list-item>
          <text:p text:style-name="P41"><text:span text:style-name="T1">name</text:span> – O nome da âncora </text:p>
        </text:list-item>
        <text:list-item>
          <text:p text:style-name="P41"><text:span text:style-name="T1">target</text:span> – Identifica a janela ou local em que o link deverá ser aberto: blank, self, top, parent </text:p>
        </text:list-item>
        <text:list-item>
          <text:p text:style-name="P41"><text:span text:style-name="T1">rel</text:span> – Define os tipos de link que avançam </text:p>
        </text:list-item>
        <text:list-item>
          <text:p text:style-name="P41"><text:span text:style-name="T1">rev</text:span> – Define os tipos de link que revertem a ação </text:p>
        </text:list-item>
        <text:list-item>
          <text:p text:style-name="P41"><text:span text:style-name="T1">acesskey</text:span> – Atribui uma tecla de atalho para este elemento </text:p>
        </text:list-item>
        <text:list-item>
          <text:p text:style-name="P41"><text:span text:style-name="T1">shape</text:span> – Para uso com formas de objeto </text:p>
        </text:list-item>
        <text:list-item>
          <text:p text:style-name="P41"><text:span text:style-name="T1">coords</text:span> – Para uso com formas de objeto </text:p>
        </text:list-item>
        <text:list-item>
          <text:p text:style-name="P41"><text:span text:style-name="T1">tabindex</text:span> – Determina a ordem das guias </text:p>
        </text:list-item>
        <text:list-item>
          <text:p text:style-name="P41"><text:span text:style-name="T1">onclick</text:span> – É um evento JavaScript </text:p>
        </text:list-item>
        <text:list-item>
          <text:p text:style-name="P41"><text:span text:style-name="T1">onmouseover</text:span> – É um evento JavaScript </text:p>
        </text:list-item>
        <text:list-item>
          <text:p text:style-name="P25"><text:span text:style-name="T1">onmouseout</text:span> – É um evento JavaScript</text:p>
        </text:list-item>
      </text:list>
      <text:h text:style-name="Heading_20_3" text:outline-level="3">Listas</text:h>
      <text:h text:style-name="Heading_20_4" text:outline-level="4">&lt;ol&gt; &lt;/ol&gt;</text:h>
      <text:p text:style-name="Text_20_body">Uma lista ordenada</text:p>
      <text:list xml:id="list1846098531672943443" text:style-name="L4">
        <text:list-item>
          <text:p text:style-name="P28"><text:span text:style-name="T1">start</text:span> – Define a partir de qual número a listagem começa </text:p>
        </text:list-item>
        <text:list-item>
          <text:p text:style-name="P4"><text:span text:style-name="T1">type</text:span> – Tipos de caracteres ordenados: A, a, I, i, 1</text:p>
        </text:list-item>
      </text:list>
      <text:h text:style-name="Heading_20_4" text:outline-level="4">&lt;ul&gt; &lt;/ul&gt;</text:h>
      <text:p text:style-name="Text_20_body">Uma lista não ordenada</text:p>
      <text:list xml:id="list7712087661620078909" text:style-name="L5">
        <text:list-item>
          <text:p text:style-name="P5"><text:span text:style-name="T1">type</text:span> – Tipos de caracteres não ordenados: disk, square, circle</text:p>
        </text:list-item>
      </text:list>
      <text:h text:style-name="Heading_20_4" text:outline-level="4">&lt;li&gt; &lt;/li&gt;</text:h>
      <text:p text:style-name="Text_20_body">Um item da lista</text:p>
      <text:list xml:id="list5043075737523360864" text:style-name="L6">
        <text:list-item>
          <text:p text:style-name="P29"><text:span text:style-name="T1">value</text:span> – Numeração individual do item da lista </text:p>
        </text:list-item>
        <text:list-item>
          <text:p text:style-name="P6"><text:span text:style-name="T1">type</text:span> – Tipos de caracteres ordenados: A, a, I, i e 1 para listagem ordenada e disk, square e circle para não ordenada</text:p>
        </text:list-item>
      </text:list>
      <text:h text:style-name="Heading_20_4" text:outline-level="4"><text:soft-page-break/>&lt;menu&gt; &lt;/menu&gt;</text:h>
      <text:p text:style-name="Text_20_body">Um menu com uma lista de itens</text:p>
      <text:h text:style-name="Heading_20_4" text:outline-level="4">&lt;dir&gt; &lt;/dir&gt;</text:h>
      <text:p text:style-name="Text_20_body">Uma listagem de diretórios</text:p>
      <text:h text:style-name="Heading_20_4" text:outline-level="4">&lt;dl&gt; &lt;/dl&gt;</text:h>
      <text:p text:style-name="Text_20_body">Uma lista de definições ou glossário</text:p>
      <text:h text:style-name="Heading_20_4" text:outline-level="4">&lt;dt&gt; &lt;/dt&gt;</text:h>
      <text:p text:style-name="Text_20_body">Marca o texto especificado como um termo de definição de um glossário</text:p>
      <text:h text:style-name="Heading_20_4" text:outline-level="4">&lt;dd&gt; &lt;/dd&gt;</text:h>
      <text:p text:style-name="Text_20_body">Especifica o texto referente a um termo criado pela tag <text:span text:style-name="T2">&lt;dt&gt;</text:span> dentro de uma lista de definição</text:p>
      <text:h text:style-name="Heading_20_3" text:outline-level="3">Formatação de caracteres</text:h>
      <text:h text:style-name="Heading_20_4" text:outline-level="4">&lt;em&gt; &lt;/em&gt;</text:h>
      <text:p text:style-name="Text_20_body">Maior ênfase em itálico</text:p>
      <text:h text:style-name="Heading_20_4" text:outline-level="4">&lt;strong&gt; &lt;/strong&gt;</text:h>
      <text:p text:style-name="Text_20_body">Maior ênfase em negrito</text:p>
      <text:h text:style-name="Heading_20_4" text:outline-level="4">&lt;code&gt; &lt;/code&gt;</text:h>
      <text:p text:style-name="Text_20_body">Amostra de código</text:p>
      <text:h text:style-name="Heading_20_4" text:outline-level="4">&lt;kbd&gt; &lt;/kbd&gt;</text:h>
      <text:p text:style-name="Text_20_body">Texto a ser digitado</text:p>
      <text:h text:style-name="Heading_20_4" text:outline-level="4">&lt;var&gt; &lt;/var&gt;</text:h>
      <text:p text:style-name="Text_20_body">Uma variável ou espaço reservado para um outro valor</text:p>
      <text:h text:style-name="Heading_20_4" text:outline-level="4">&lt;samp&gt; &lt;/samp&gt;</text:h>
      <text:p text:style-name="Text_20_body">Texto de amostra</text:p>
      <text:h text:style-name="Heading_20_4" text:outline-level="4">&lt;dfn&gt; &lt;/dfn&gt;</text:h>
      <text:p text:style-name="Text_20_body">Aplica um formatação no texto definido como termo de um glossário</text:p>
      <text:h text:style-name="Heading_20_4" text:outline-level="4">&lt;cite&gt; &lt;/cite&gt;</text:h>
      <text:p text:style-name="Text_20_body">Uma citação</text:p>
      <text:h text:style-name="Heading_20_4" text:outline-level="4">&lt;b&gt; &lt;/b&gt;</text:h>
      <text:p text:style-name="Text_20_body">Texto em negrito</text:p>
      <text:h text:style-name="Heading_20_4" text:outline-level="4">&lt;i&gt; &lt;/i&gt;</text:h>
      <text:p text:style-name="Text_20_body">Texto em itálico</text:p>
      <text:h text:style-name="Heading_20_4" text:outline-level="4"><text:soft-page-break/>&lt;u&gt; &lt;/u&gt;</text:h>
      <text:p text:style-name="P22">Texto sublinhado</text:p>
      <text:h text:style-name="Heading_20_4" text:outline-level="4">&lt;tt&gt; &lt;/tt&gt;</text:h>
      <text:p text:style-name="P22">Fonte monoespaçada (texto semelhante à maquina de escrever)</text:p>
      <text:h text:style-name="Heading_20_4" text:outline-level="4">&lt;pre&gt; &lt;/pre&gt;</text:h>
      <text:p text:style-name="P22">Texto pré-formatado</text:p>
      <text:h text:style-name="Heading_20_4" text:outline-level="4">&lt;strike&gt; &lt;/strike&gt;</text:h>
      <text:p text:style-name="P22">Texto riscado</text:p>
      <text:h text:style-name="Heading_20_4" text:outline-level="4">&lt;s&gt; &lt;/s&gt;</text:h>
      <text:p text:style-name="P22">Texto tachado</text:p>
      <text:h text:style-name="Heading_20_4" text:outline-level="4">&lt;sub&gt; &lt;/sub&gt;</text:h>
      <text:p text:style-name="P22">Texto subscrito</text:p>
      <text:h text:style-name="Heading_20_4" text:outline-level="4">&lt;sup&gt; &lt;/sup&gt;</text:h>
      <text:p text:style-name="P22">Texto sobrescrito</text:p>
      <text:h text:style-name="Heading_20_4" text:outline-level="4">&lt;big&gt; &lt;/big&gt;</text:h>
      <text:p text:style-name="P22">Texto em fonte maior do que o padrão</text:p>
      <text:h text:style-name="Heading_20_4" text:outline-level="4">&lt;small&gt; &lt;/small&gt;</text:h>
      <text:p text:style-name="P22">Texto em fonte menor do que o padrão</text:p>
      <text:h text:style-name="Heading_20_4" text:outline-level="4">&lt;blink&gt; &lt;/blink&gt;</text:h>
      <text:p text:style-name="P22">Texto piscando somente no Nestcape</text:p>
      <text:h text:style-name="Heading_20_4" text:outline-level="4">&lt;marquee&gt; &lt;/marquee&gt;</text:h>
      <text:p text:style-name="P22">Texto animado no Internet Explorer</text:p>
      <text:h text:style-name="Heading_20_3" text:outline-level="3">Outros elementos</text:h>
      <text:h text:style-name="Heading_20_4" text:outline-level="4">&lt;hr&gt;</text:h>
      <text:p text:style-name="P22">Uma régua horizontal</text:p>
      <text:list xml:id="list1310994485908989096" text:style-name="L7">
        <text:list-item>
          <text:p text:style-name="P42"><text:span text:style-name="T1">size</text:span> – Espessura da linha em pixels </text:p>
        </text:list-item>
        <text:list-item>
          <text:p text:style-name="P42"><text:span text:style-name="T1">width</text:span> – Largura da linha em pixels ou porcentagem </text:p>
        </text:list-item>
        <text:list-item>
          <text:p text:style-name="P42"><text:span text:style-name="T1">align</text:span> – Alinhamento da linha em center, left, right </text:p>
        </text:list-item>
        <text:list-item>
          <text:p text:style-name="P42"><text:span text:style-name="T1">color</text:span> – Cor da linha em #RRGGBB </text:p>
        </text:list-item>
        <text:list-item>
          <text:p text:style-name="P26"><text:span text:style-name="T1">noshade</text:span> – Linha sólida</text:p>
        </text:list-item>
      </text:list>
      <text:h text:style-name="Heading_20_4" text:outline-level="4">&lt;br&gt;</text:h>
      <text:p text:style-name="Text_20_body">Uma quebra de linha</text:p>
      <text:h text:style-name="Heading_20_4" text:outline-level="4">&lt;center&gt; &lt;/center&gt;</text:h>
      <text:p text:style-name="Text_20_body"/>
      <text:p text:style-name="Text_20_body"><text:soft-page-break/>Centralizar</text:p>
      <text:h text:style-name="Heading_20_4" text:outline-level="4">&lt;div&gt; &lt;/div&gt;</text:h>
      <text:p text:style-name="Text_20_body">Conteúdo</text:p>
      <text:list xml:id="list1957780394758009657" text:style-name="L8">
        <text:list-item>
          <text:p text:style-name="P7"><text:span text:style-name="T1">align</text:span> – Alinhamento: left, center e right</text:p>
        </text:list-item>
      </text:list>
      <text:h text:style-name="Heading_20_4" text:outline-level="4">&lt;blockquote&gt; &lt;/blockquote&gt;</text:h>
      <text:p text:style-name="Text_20_body">Texto com mais margem</text:p>
      <text:h text:style-name="Heading_20_4" text:outline-level="4">&lt;address&gt; &lt;/address&gt;</text:h>
      <text:p text:style-name="Text_20_body">Assinaturas ou informações gerais sobre o autor de um documento</text:p>
      <text:h text:style-name="Heading_20_4" text:outline-level="4">&lt;font&gt; &lt;/font&gt;</text:h>
      <text:p text:style-name="Text_20_body">Alterna tamanho , cor e tipo de fonte exibida</text:p>
      <text:list xml:id="list3893206274945373765" text:style-name="L9">
        <text:list-item>
          <text:p text:style-name="P30"><text:span text:style-name="T1">size</text:span> – O tamanho da fonte varia de 1 a 7 </text:p>
        </text:list-item>
        <text:list-item>
          <text:p text:style-name="P30"><text:span text:style-name="T1">color</text:span> – A cor da fonte #RRGGBB </text:p>
        </text:list-item>
        <text:list-item>
          <text:p text:style-name="P8"><text:span text:style-name="T1">face</text:span> – O tipo da fonte</text:p>
        </text:list-item>
      </text:list>
      <text:h text:style-name="Heading_20_4" text:outline-level="4">&lt;basefonte&gt;</text:h>
      <text:p text:style-name="Text_20_body">Define o tamanho padrão para a fonte na página atual</text:p>
      <text:list xml:id="list8851018488266135821" text:style-name="L10">
        <text:list-item>
          <text:p text:style-name="P9"><text:span text:style-name="T1">size</text:span> – O tamanho da fonte varia de 1 a 7</text:p>
        </text:list-item>
      </text:list>
      <text:h text:style-name="Heading_20_3" text:outline-level="3">Imagens</text:h>
      <text:h text:style-name="Heading_20_4" text:outline-level="4">&lt;img&gt;</text:h>
      <text:p text:style-name="Text_20_body">Insere uma imagem in-line no documento e inclui atributos comuns</text:p>
      <text:list xml:id="list2391664890875143275" text:style-name="L11">
        <text:list-item>
          <text:p text:style-name="P31"><text:span text:style-name="T1">usemap</text:span> – Um mapa de imagens do lado cliente </text:p>
        </text:list-item>
        <text:list-item>
          <text:p text:style-name="P31"><text:span text:style-name="T1">src</text:span> – O URL da imagem </text:p>
        </text:list-item>
        <text:list-item>
          <text:p text:style-name="P31"><text:span text:style-name="T1">alt</text:span> – Uma string de texto que será exibida em navegadores que não possam suportar imagens </text:p>
        </text:list-item>
        <text:list-item>
          <text:p text:style-name="P31"><text:span text:style-name="T1">align</text:span> – Determina o alinhamento de uma determinada imagem: top, middle, bottom, left e right </text:p>
        </text:list-item>
        <text:list-item>
          <text:p text:style-name="P31"><text:span text:style-name="T1">height</text:span> – É a altura sugerida em pixels </text:p>
        </text:list-item>
        <text:list-item>
          <text:p text:style-name="P31"><text:span text:style-name="T1">width</text:span> – É a extensão sugerida em pixels </text:p>
        </text:list-item>
        <text:list-item>
          <text:p text:style-name="P31"><text:span text:style-name="T1">vspace</text:span> – O espaço entre a imagem e o texto acima e abaixo dela </text:p>
        </text:list-item>
        <text:list-item>
          <text:p text:style-name="P31"><text:span text:style-name="T1">hspace</text:span> – O espaço entre a imagem e o texto à esquerda e à direita dela </text:p>
        </text:list-item>
        <text:list-item>
          <text:p text:style-name="P10"><text:span text:style-name="T1">border</text:span> – Largura da borda</text:p>
        </text:list-item>
      </text:list>
      <text:h text:style-name="Heading_20_3" text:outline-level="3">Frames</text:h>
      <text:h text:style-name="Heading_20_4" text:outline-level="4">&lt;frameset&gt; &lt;/frameset&gt;</text:h>
      <text:p text:style-name="Text_20_body">Define um frameset</text:p>
      <text:list xml:id="list7830282200484742102" text:style-name="L12">
        <text:list-item>
          <text:p text:style-name="P32"><text:span text:style-name="T1">rows</text:span> – Número de linhas no frame </text:p>
        </text:list-item>
        <text:list-item>
          <text:p text:style-name="P32"><text:span text:style-name="T1">cols</text:span> – Número de colunas no frame </text:p>
        </text:list-item>
        <text:list-item>
          <text:p text:style-name="P32"><text:span text:style-name="T1">frameborder</text:span> – Borda do frame </text:p>
        </text:list-item>
        <text:list-item>
          <text:p text:style-name="P32"><text:soft-page-break/><text:span text:style-name="T1">framespacing</text:span> – Espaçamento </text:p>
        </text:list-item>
        <text:list-item>
          <text:p text:style-name="P32"><text:span text:style-name="T1">onload</text:span> – É um evento intrínseco </text:p>
        </text:list-item>
        <text:list-item>
          <text:p text:style-name="P11"><text:span text:style-name="T1">onunload</text:span> – É um evento intrínseco</text:p>
        </text:list-item>
      </text:list>
      <text:h text:style-name="Heading_20_4" text:outline-level="4">&lt;frame&gt; &lt;/frame&gt;</text:h>
      <text:p text:style-name="Text_20_body">Define um frameset</text:p>
      <text:list xml:id="list9096822108227627512" text:style-name="L13">
        <text:list-item>
          <text:p text:style-name="P33"><text:span text:style-name="T1">name</text:span> – É o nome do frame-alvo </text:p>
        </text:list-item>
        <text:list-item>
          <text:p text:style-name="P33"><text:span text:style-name="T1">src</text:span> – Chama a fonte de conteúdo do frame </text:p>
        </text:list-item>
        <text:list-item>
          <text:p text:style-name="P33"><text:span text:style-name="T1">frameborder</text:span> – Determina a borda do frame </text:p>
        </text:list-item>
        <text:list-item>
          <text:p text:style-name="P33"><text:span text:style-name="T1">marginheight</text:span> – Determina a largura das margens </text:p>
        </text:list-item>
        <text:list-item>
          <text:p text:style-name="P33"><text:span text:style-name="T1">noresize</text:span> – Determina a capacidade de redimensionar frames </text:p>
        </text:list-item>
        <text:list-item>
          <text:p text:style-name="P12"><text:span text:style-name="T1">scrolling</text:span> – Determina a capacidade de rolagem dentro dos frames: auto, yes e no</text:p>
        </text:list-item>
      </text:list>
      <text:h text:style-name="Heading_20_4" text:outline-level="4">&lt;iframe&gt; &lt;/iframe&gt;</text:h>
      <text:p text:style-name="Text_20_body">Define um frame in-line</text:p>
      <text:h text:style-name="Heading_20_4" text:outline-level="4">&lt;noframes&gt; &lt;/noframes&gt;</text:h>
      <text:p text:style-name="Text_20_body">Alterna o conteúdo quando os frames não são suportados</text:p>
      <text:h text:style-name="Heading_20_3" text:outline-level="3">Tabelas</text:h>
      <text:h text:style-name="Heading_20_4" text:outline-level="4">&lt;table&gt; &lt;/table&gt;</text:h>
      <text:p text:style-name="Text_20_body">Cria uma tabela</text:p>
      <text:list xml:id="list1105499178145309231" text:style-name="L14">
        <text:list-item>
          <text:p text:style-name="P34"><text:span text:style-name="T1">background</text:span> – Imagem de plano de fundo </text:p>
        </text:list-item>
        <text:list-item>
          <text:p text:style-name="P34"><text:span text:style-name="T1">bgcolor</text:span> – Cor de plano de fundo </text:p>
        </text:list-item>
        <text:list-item>
          <text:p text:style-name="P34"><text:span text:style-name="T1">border</text:span> – Largura da borda em pixels </text:p>
        </text:list-item>
        <text:list-item>
          <text:p text:style-name="P34"><text:span text:style-name="T1">cols</text:span> – Número de colunas </text:p>
        </text:list-item>
        <text:list-item>
          <text:p text:style-name="P34"><text:span text:style-name="T1">cellpadding</text:span> – Espaçamento nas células </text:p>
        </text:list-item>
        <text:list-item>
          <text:p text:style-name="P34"><text:span text:style-name="T1">cellspacing</text:span> – Espaçamento entre as células </text:p>
        </text:list-item>
        <text:list-item>
          <text:p text:style-name="P34"><text:span text:style-name="T1">width</text:span> – Largura da tabela </text:p>
        </text:list-item>
        <text:list-item>
          <text:p text:style-name="P34"><text:span text:style-name="T1">align</text:span> – Alinhamento da tabela: left, center, right </text:p>
        </text:list-item>
        <text:list-item>
          <text:p text:style-name="P13"><text:span text:style-name="T1">bordercolor</text:span> – Cor na borda da tabela</text:p>
        </text:list-item>
      </text:list>
      <text:h text:style-name="Heading_20_4" text:outline-level="4">&lt;caption&gt; &lt;/caption&gt;</text:h>
      <text:p text:style-name="Text_20_body">A legenda para a tabela</text:p>
      <text:h text:style-name="Heading_20_4" text:outline-level="4">&lt;tr&gt; &lt;/tr&gt;</text:h>
      <text:p text:style-name="Text_20_body">Uma linha na tabela</text:p>
      <text:list xml:id="list5539691067887539144" text:style-name="L15">
        <text:list-item>
          <text:p text:style-name="P35"><text:span text:style-name="T1">align</text:span> – O alinhamento horizontal do conteúdo das células dentro dessa linha com os valores possíveis left, right, center, justify e char </text:p>
        </text:list-item>
        <text:list-item>
          <text:p text:style-name="P35"><text:span text:style-name="T1">bgcolor</text:span> – Cor de fundo </text:p>
        </text:list-item>
        <text:list-item>
          <text:p text:style-name="P35"><text:span text:style-name="T1">valign</text:span> – o alinhamento vertical do conteúdo das células dentro dessa linha com os valores possíveis top, middle, bottom e baseline </text:p>
        </text:list-item>
        <text:list-item>
          <text:p text:style-name="P14"><text:soft-page-break/><text:span text:style-name="T1">background</text:span> – Figura como plano de fundo</text:p>
        </text:list-item>
      </text:list>
      <text:h text:style-name="Heading_20_4" text:outline-level="4">&lt;th&gt; &lt;/th&gt;</text:h>
      <text:p text:style-name="Text_20_body">Um cabeçalho de célula da tabela</text:p>
      <text:list xml:id="list1287188492859322473" text:style-name="L16">
        <text:list-item>
          <text:p text:style-name="P36"><text:span text:style-name="T1">align</text:span> – Alinhamento horizontal </text:p>
        </text:list-item>
        <text:list-item>
          <text:p text:style-name="P36"><text:span text:style-name="T1">valign</text:span> – Alinhamento vertical </text:p>
        </text:list-item>
        <text:list-item>
          <text:p text:style-name="P36"><text:span text:style-name="T1">bgcolor</text:span> – Cor de plano de fundo </text:p>
        </text:list-item>
        <text:list-item>
          <text:p text:style-name="P36"><text:span text:style-name="T1">rowspan</text:span> – O número de linhas pelo qual essa célula se expandirá </text:p>
        </text:list-item>
        <text:list-item>
          <text:p text:style-name="P36"><text:span text:style-name="T1">colspan</text:span> – O número de colunas pelo qual essa célula se expandirá </text:p>
        </text:list-item>
        <text:list-item>
          <text:p text:style-name="P15"><text:span text:style-name="T1">nowrap</text:span> – Desliga o enquadramento de texto em uma célula</text:p>
        </text:list-item>
      </text:list>
      <text:h text:style-name="Heading_20_4" text:outline-level="4">&lt;td&gt; &lt;/td&gt;</text:h>
      <text:p text:style-name="Text_20_body">Define uma célula de dados da tabela</text:p>
      <text:list xml:id="list4992023202406114162" text:style-name="L17">
        <text:list-item>
          <text:p text:style-name="P37"><text:span text:style-name="T1">align</text:span> – Alinhamento horizontal </text:p>
        </text:list-item>
        <text:list-item>
          <text:p text:style-name="P37"><text:span text:style-name="T1">valign</text:span> – Alinhamento vertical </text:p>
        </text:list-item>
        <text:list-item>
          <text:p text:style-name="P37"><text:span text:style-name="T1">bgcolor</text:span> – Cor de plano de fundo </text:p>
        </text:list-item>
        <text:list-item>
          <text:p text:style-name="P37"><text:span text:style-name="T1">rowspan</text:span> – O número de linhas pelo qual essa célula se expandirá </text:p>
        </text:list-item>
        <text:list-item>
          <text:p text:style-name="P37"><text:span text:style-name="T1">colspan</text:span> – O número de colunas pelo qual essa célula se expandirá </text:p>
        </text:list-item>
        <text:list-item>
          <text:p text:style-name="P37"><text:span text:style-name="T1">nowrap</text:span> – Desliga o enquadramento de texto em uma célula </text:p>
        </text:list-item>
        <text:list-item>
          <text:p text:style-name="P37"><text:span text:style-name="T1">width</text:span> – Largura da célula </text:p>
        </text:list-item>
        <text:list-item>
          <text:p text:style-name="P16"><text:span text:style-name="T1">height</text:span> – Altura da célula</text:p>
        </text:list-item>
      </text:list>
      <text:h text:style-name="Heading_20_3" text:outline-level="3">Formulários</text:h>
      <text:h text:style-name="Heading_20_4" text:outline-level="4">&lt;form&gt; &lt;/form&gt;</text:h>
      <text:p text:style-name="Text_20_body">Define um formulário</text:p>
      <text:list xml:id="list8976816316277526114" text:style-name="L18">
        <text:list-item>
          <text:p text:style-name="P38"><text:span text:style-name="T1">action</text:span> – Responsável por determinar o exato local para onde as informações coletadas no formulário deverão ser enviadas </text:p>
        </text:list-item>
        <text:list-item>
          <text:p text:style-name="P38"><text:span text:style-name="T1">method</text:span> – Método de empacotamento dos dados do formulário: get, post e enctype="multipart/form-data" </text:p>
        </text:list-item>
        <text:list-item>
          <text:p text:style-name="P17"><text:span text:style-name="T1">name</text:span> – Nome do objeto</text:p>
        </text:list-item>
      </text:list>
      <text:h text:style-name="Heading_20_4" text:outline-level="4">&lt;input&gt;</text:h>
      <text:p text:style-name="Text_20_body">Caixa de texto</text:p>
      <text:list xml:id="list2190572711523281583" text:style-name="L19">
        <text:list-item>
          <text:p text:style-name="P39"><text:span text:style-name="T1">type</text:span> – Tipo de dado: text, file, radio, checkbox, hidden, password, submit, reset, button, image </text:p>
        </text:list-item>
        <text:list-item>
          <text:p text:style-name="P39"><text:span text:style-name="T1">name</text:span> – Identificação do campo </text:p>
        </text:list-item>
        <text:list-item>
          <text:p text:style-name="P39"><text:span text:style-name="T1">size</text:span> – Largura </text:p>
        </text:list-item>
        <text:list-item>
          <text:p text:style-name="P39"><text:span text:style-name="T1">maxlength</text:span> – Número máximo de caracteres permitidos </text:p>
        </text:list-item>
        <text:list-item>
          <text:p text:style-name="P39"><text:span text:style-name="T1">value</text:span> – Texto que aparece dentro da caixa ou nome do botão </text:p>
        </text:list-item>
        <text:list-item>
          <text:p text:style-name="P18"><text:span text:style-name="T1">checked value</text:span> – Valor assumido quando este campo for selecionado</text:p>
        </text:list-item>
      </text:list>
      <text:h text:style-name="Heading_20_4" text:outline-level="4"><text:soft-page-break/>&lt;textarea&gt; &lt;/textarea&gt;</text:h>
      <text:p text:style-name="Text_20_body">Permite criar elementos de entrada com características de texto</text:p>
      <text:list xml:id="list2237443441859291272" text:style-name="L20">
        <text:list-item>
          <text:p text:style-name="P40"><text:span text:style-name="T1">rows</text:span> – Tamanho da linha da caixa de texto </text:p>
        </text:list-item>
        <text:list-item>
          <text:p text:style-name="P40"><text:span text:style-name="T1">cols</text:span> – Tamanho da coluna da caixa de texto </text:p>
        </text:list-item>
        <text:list-item>
          <text:p text:style-name="P40"><text:span text:style-name="T1">name</text:span> – Identificação do campo </text:p>
        </text:list-item>
        <text:list-item>
          <text:p text:style-name="P19"><text:span text:style-name="T1">wrap</text:span> – Quebra de linha da caixa de texto: off, virtual, physical</text:p>
        </text:list-item>
      </text:list>
      <text:h text:style-name="Heading_20_4" text:outline-level="4">&lt;select&gt; &lt;/select&gt;</text:h>
      <text:p text:style-name="Text_20_body">Seleção</text:p>
      <text:list xml:id="list3616044120549940622" text:style-name="L21">
        <text:list-item>
          <text:p text:style-name="P20"><text:span text:style-name="T1">name</text:span> – Identificador</text:p>
        </text:list-item>
      </text:list>
      <text:h text:style-name="Heading_20_4" text:outline-level="4">&lt;option&gt; &lt;/option&gt;</text:h>
      <text:p text:style-name="Text_20_body">Opção</text:p>
      <text:list xml:id="list6593406753970340553" text:style-name="L22">
        <text:list-item>
          <text:p text:style-name="P21"><text:span text:style-name="T1">value</text:span> – Valor do campo</text:p>
        </text:list-item>
      </text:list>
      <text:p text:style-name="P1"/>
      <text:p text:style-name="P44">Para os <text:span text:style-name="Strong_20_Emphasis">elementos do padrão HTML5 </text:span><text:span text:style-name="Strong_20_Emphasis"><text:span text:style-name="T4">que são</text:span></text:span><text:span text:style-name="T3"> utilizados em novos sites temos:</text:span></text:p>
      <text:p text:style-name="P43">O simbolo <draw:a xlink:type="simple" xlink:href="https://developer.mozilla.org/en-US/docs/HTML/HTML5"><draw:frame draw:style-name="fr1" draw:name="Figura1" text:anchor-type="as-char" svg:width="0.476cm" svg:height="0.476cm" draw:z-index="0"><draw:image xlink:href="Pictures/100002010000002000000020592581F18EB1A13F.png" xlink:type="simple" xlink:show="embed" xlink:actuate="onLoad"/><svg:title>This element was added as part of HTML5</svg:title></draw:frame></draw:a> <text:bookmark text:name="result_box1"/><text:span text:style-name="T3">indica que o elemento foi adicionado em HTML5. </text:span></text:p>
      <text:h text:style-name="P47" text:outline-level="2"><text:bookmark text:name="Elemento_raiz"/>Elemento raiz</text:h>
      <table:table table:name="Tabela1" table:style-name="Tabela1">
        <table:table-column table:style-name="Tabela1.A"/>
        <table:table-column table:style-name="Tabela1.B"/>
        <table:table-header-rows>
          <table:table-row>
            <table:table-cell table:style-name="Tabela1.A1" office:value-type="string">
              <text:p text:style-name="Table_20_Heading">Elemento</text:p>
            </table:table-cell>
            <table:table-cell table:style-name="Tabela1.A1" office:value-type="string">
              <text:p text:style-name="Table_20_Heading">Descrição</text:p>
            </table:table-cell>
          </table:table-row>
        </table:table-header-rows>
        <table:table-row>
          <table:table-cell table:style-name="Tabela1.A1" office:value-type="string">
            <text:p text:style-name="Table_20_Contents"><text:a xlink:type="simple" xlink:href="https://developer.mozilla.org/pt-BR/docs/Web/HTML/Element/html" text:style-name="Internet_20_link" text:visited-style-name="Visited_20_Internet_20_Link"><text:span text:style-name="Source_20_Text">&lt;html&gt;</text:span></text:a></text:p>
          </table:table-cell>
          <table:table-cell table:style-name="Tabela1.A1" office:value-type="string">
            <text:p text:style-name="P48"><text:bookmark text:name="result_box"/>Representa a raiz de um documento HTML ou XHTML. Todos os outros elementos devem ser descendentes desse elemento.</text:p>
          </table:table-cell>
        </table:table-row>
      </table:table>
      <text:p text:style-name="P1"/>
      <text:h text:style-name="P47" text:outline-level="2"><text:bookmark text:name="Metadados_do_documento"/>Metadados do documento</text:h>
      <table:table table:name="Tabela2" table:style-name="Tabela2">
        <table:table-column table:style-name="Tabela2.A"/>
        <table:table-column table:style-name="Tabela2.B"/>
        <table:table-header-rows>
          <table:table-row>
            <table:table-cell table:style-name="Tabela2.A1" office:value-type="string">
              <text:p text:style-name="Table_20_Heading">Elemento</text:p>
            </table:table-cell>
            <table:table-cell table:style-name="Tabela2.A1" office:value-type="string">
              <text:p text:style-name="Table_20_Heading">Descrição</text:p>
            </table:table-cell>
          </table:table-row>
        </table:table-header-rows>
        <table:table-row>
          <table:table-cell table:style-name="Tabela2.A1" office:value-type="string">
            <text:p text:style-name="Table_20_Contents"><text:a xlink:type="simple" xlink:href="https://developer.mozilla.org/pt-BR/docs/Web/HTML/Element/head" text:style-name="Internet_20_link" text:visited-style-name="Visited_20_Internet_20_Link"><text:span text:style-name="Source_20_Text">&lt;head&gt;</text:span></text:a></text:p>
          </table:table-cell>
          <table:table-cell table:style-name="Tabela2.A1" office:value-type="string">
            <text:p text:style-name="P48"><text:bookmark text:name="result_box2"/>Representa uma coleção de metadados sobre o documento, incluindo links suas definições de scripts e folhas de estilo.</text:p>
          </table:table-cell>
        </table:table-row>
        <table:table-row>
          <table:table-cell table:style-name="Tabela2.A1" office:value-type="string">
            <text:p text:style-name="Table_20_Contents"><text:a xlink:type="simple" xlink:href="https://developer.mozilla.org/pt-BR/docs/Web/HTML/Element/title" text:style-name="Internet_20_link" text:visited-style-name="Visited_20_Internet_20_Link"><text:span text:style-name="Source_20_Text">&lt;title&gt;</text:span></text:a></text:p>
          </table:table-cell>
          <table:table-cell table:style-name="Tabela2.A1" office:value-type="string">
            <text:p text:style-name="P48"><text:bookmark text:name="result_box3"/>Define o título do documento , apresentado na barra de título do navegador ou na guia da página. Ele só pode conter texto e todas as tags contidas não são interpretados.</text:p>
          </table:table-cell>
        </table:table-row>
        <table:table-row>
          <table:table-cell table:style-name="Tabela2.A1" office:value-type="string">
            <text:p text:style-name="Table_20_Contents"><text:a xlink:type="simple" xlink:href="https://developer.mozilla.org/pt-BR/docs/Web/HTML/Element/base" text:style-name="Internet_20_link" text:visited-style-name="Visited_20_Internet_20_Link"><text:span text:style-name="Source_20_Text">&lt;base&gt;</text:span></text:a></text:p>
          </table:table-cell>
          <table:table-cell table:style-name="Tabela2.A1" office:value-type="string">
            <text:p text:style-name="P48"><text:bookmark text:name="result_box4"/>Define a URL base para URL relativa na página .</text:p>
          </table:table-cell>
        </table:table-row>
        <table:table-row>
          <table:table-cell table:style-name="Tabela2.A1" office:value-type="string">
            <text:p text:style-name="Table_20_Contents"><text:a xlink:type="simple" xlink:href="https://developer.mozilla.org/pt-BR/docs/Web/HTML/Element/link" text:style-name="Internet_20_link" text:visited-style-name="Visited_20_Internet_20_Link"><text:span text:style-name="Source_20_Text">&lt;link&gt;</text:span></text:a></text:p>
          </table:table-cell>
          <table:table-cell table:style-name="Tabela2.A1" office:value-type="string">
            <text:p text:style-name="P48"><text:bookmark text:name="result_box5"/>Usado para linkar JavaScript e CSS externo o documento HTML .</text:p>
          </table:table-cell>
        </table:table-row>
        <table:table-row>
          <table:table-cell table:style-name="Tabela2.A1" office:value-type="string">
            <text:p text:style-name="Table_20_Contents"><text:a xlink:type="simple" xlink:href="https://developer.mozilla.org/pt-BR/docs/Web/HTML/Element/meta" text:style-name="Internet_20_link" text:visited-style-name="Visited_20_Internet_20_Link"><text:span text:style-name="Source_20_Text">&lt;meta&gt;</text:span></text:a></text:p>
          </table:table-cell>
          <table:table-cell table:style-name="Tabela2.A1" office:value-type="string">
            <text:p text:style-name="P48"><text:bookmark text:name="result_box6"/>Define os metadados que não podem ser definidas usando outro elemento HTML .</text:p>
          </table:table-cell>
        </table:table-row>
        <table:table-row>
          <table:table-cell table:style-name="Tabela2.A1" office:value-type="string">
            <text:p text:style-name="Table_20_Contents"><text:a xlink:type="simple" xlink:href="https://developer.mozilla.org/pt-BR/docs/Web/HTML/Element/style" text:style-name="Internet_20_link" text:visited-style-name="Visited_20_Internet_20_Link"><text:span text:style-name="Source_20_Text">&lt;style&gt;</text:span></text:a></text:p>
          </table:table-cell>
          <table:table-cell table:style-name="Tabela2.A1" office:value-type="string">
            <text:p text:style-name="P48"><text:bookmark text:name="result_box7"/>Tag usada para escrever CSS dentro do documento HTML.</text:p>
          </table:table-cell>
        </table:table-row>
      </table:table>
      <text:p text:style-name="P1"/>
      <text:h text:style-name="P47" text:outline-level="2"><text:bookmark text:name="Scripting"/>Scripting</text:h>
      <table:table table:name="Tabela3" table:style-name="Tabela3">
        <table:table-column table:style-name="Tabela3.A"/>
        <table:table-column table:style-name="Tabela3.B"/>
        <table:table-header-rows>
          <table:table-row>
            <table:table-cell table:style-name="Tabela3.A1" office:value-type="string">
              <text:p text:style-name="Table_20_Heading">Elemento</text:p>
            </table:table-cell>
            <table:table-cell table:style-name="Tabela3.A1" office:value-type="string">
              <text:p text:style-name="Table_20_Heading">Descrição</text:p>
            </table:table-cell>
          </table:table-row>
        </table:table-header-rows>
        <table:table-row>
          <table:table-cell table:style-name="Tabela3.A1" office:value-type="string">
            <text:p text:style-name="Table_20_Contents"><text:a xlink:type="simple" xlink:href="https://developer.mozilla.org/pt-BR/docs/Web/HTML/Element/script" text:style-name="Internet_20_link" text:visited-style-name="Visited_20_Internet_20_Link"><text:span text:style-name="Source_20_Text">&lt;script&gt;</text:span></text:a></text:p>
          </table:table-cell>
          <table:table-cell table:style-name="Tabela3.A1" office:value-type="string">
            <text:p text:style-name="P48"><text:bookmark text:name="result_box8"/>Define um script interno ou link para um script externo. A linguagem de script é JavaScript.</text:p>
          </table:table-cell>
        </table:table-row>
        <table:table-row>
          <table:table-cell table:style-name="Tabela3.A1" office:value-type="string">
            <text:p text:style-name="Table_20_Contents"><text:a xlink:type="simple" xlink:href="https://developer.mozilla.org/pt-BR/docs/Web/HTML/Element/noscript" text:style-name="Internet_20_link" text:visited-style-name="Visited_20_Internet_20_Link"><text:span text:style-name="Source_20_Text">&lt;noscript&gt;</text:span></text:a></text:p>
          </table:table-cell>
          <table:table-cell table:style-name="Tabela3.A1" office:value-type="string">
            <text:p text:style-name="P48"><text:bookmark text:name="result_box9"/>Define um conteúdo alternativo a ser exibido quando o navegador não suporta scripts.</text:p>
          </table:table-cell>
        </table:table-row>
        <table:table-row>
          <table:table-cell table:style-name="Tabela3.A1" office:value-type="string">
            <text:p text:style-name="Table_20_Contents"><text:a xlink:type="simple" xlink:href="https://developer.mozilla.org/pt-BR/docs/Web/HTML/Element/template" text:style-name="Internet_20_link" text:visited-style-name="Visited_20_Internet_20_Link"><text:span text:style-name="Source_20_Text">&lt;template&gt;</text:span></text:a><draw:a xlink:type="simple" xlink:href="https://developer.mozilla.org/en-US/docs/HTML/HTML5"><draw:frame draw:style-name="fr1" draw:name="Figura2" text:anchor-type="as-char" svg:width="0.476cm" svg:height="0.476cm" draw:z-index="1"><draw:image xlink:href="Pictures/100002010000002000000020592581F18EB1A13F.png" xlink:type="simple" xlink:show="embed" xlink:actuate="onLoad"/><svg:title>This element has been added in HTML5</svg:title></draw:frame></draw:a></text:p>
          </table:table-cell>
          <table:table-cell table:style-name="Tabela3.A1" office:value-type="string">
            <text:p text:style-name="Table_20_Contents">Container para conteúdo no lado cliente instanciado em tempo de execução usando JavaScript.</text:p>
          </table:table-cell>
        </table:table-row>
      </table:table>
      <text:h text:style-name="P47" text:outline-level="2"><text:bookmark text:name="Seções"/><text:soft-page-break/>Seções</text:h>
      <table:table table:name="Tabela4" table:style-name="Tabela4">
        <table:table-column table:style-name="Tabela4.A"/>
        <table:table-column table:style-name="Tabela4.B"/>
        <table:table-header-rows>
          <table:table-row>
            <table:table-cell table:style-name="Tabela4.A1" office:value-type="string">
              <text:p text:style-name="Table_20_Heading">Elemento</text:p>
            </table:table-cell>
            <table:table-cell table:style-name="Tabela4.A1" office:value-type="string">
              <text:p text:style-name="Table_20_Heading">Descrição</text:p>
            </table:table-cell>
          </table:table-row>
        </table:table-header-rows>
        <table:table-row>
          <table:table-cell table:style-name="Tabela4.A1" office:value-type="string">
            <text:p text:style-name="Table_20_Contents"><text:a xlink:type="simple" xlink:href="https://developer.mozilla.org/pt-BR/docs/Web/HTML/Element/body" text:style-name="Internet_20_link" text:visited-style-name="Visited_20_Internet_20_Link"><text:span text:style-name="Source_20_Text">&lt;body&gt;</text:span></text:a></text:p>
          </table:table-cell>
          <table:table-cell table:style-name="Tabela4.A1" office:value-type="string">
            <text:p text:style-name="P48"><text:bookmark text:name="result_box10"/>Representa o principal conteúdo de um documento HTML. Há apenas um elemento &lt;body&gt; em um documento.</text:p>
          </table:table-cell>
        </table:table-row>
        <table:table-row>
          <table:table-cell table:style-name="Tabela4.A1" office:value-type="string">
            <text:p text:style-name="Table_20_Contents"><text:a xlink:type="simple" xlink:href="https://developer.mozilla.org/pt-BR/docs/Web/HTML/Element/section" text:style-name="Internet_20_link" text:visited-style-name="Visited_20_Internet_20_Link"><text:span text:style-name="Source_20_Text">&lt;section&gt;</text:span></text:a> <draw:a xlink:type="simple" xlink:href="https://developer.mozilla.org/en-US/docs/HTML/HTML5"><draw:frame draw:style-name="fr1" draw:name="Figura3" text:anchor-type="as-char" svg:width="0.476cm" svg:height="0.476cm" draw:z-index="2"><draw:image xlink:href="Pictures/100002010000002000000020592581F18EB1A13F.png" xlink:type="simple" xlink:show="embed" xlink:actuate="onLoad"/><svg:title>This element has been added in HTML5</svg:title></draw:frame></draw:a></text:p>
          </table:table-cell>
          <table:table-cell table:style-name="Tabela4.A1" office:value-type="string">
            <text:p text:style-name="Table_20_Contents">Define a seção do Documento.</text:p>
          </table:table-cell>
        </table:table-row>
        <table:table-row>
          <table:table-cell table:style-name="Tabela4.A1" office:value-type="string">
            <text:p text:style-name="Table_20_Contents"><text:a xlink:type="simple" xlink:href="https://developer.mozilla.org/pt-BR/docs/Web/HTML/Element/nav" text:style-name="Internet_20_link" text:visited-style-name="Visited_20_Internet_20_Link"><text:span text:style-name="Source_20_Text">&lt;nav&gt;</text:span></text:a> <draw:a xlink:type="simple" xlink:href="https://developer.mozilla.org/en-US/docs/HTML/HTML5"><draw:frame draw:style-name="fr1" draw:name="Figura4" text:anchor-type="as-char" svg:width="0.476cm" svg:height="0.476cm" draw:z-index="3"><draw:image xlink:href="Pictures/100002010000002000000020592581F18EB1A13F.png" xlink:type="simple" xlink:show="embed" xlink:actuate="onLoad"/><svg:title>This element has been added in HTML5</svg:title></draw:frame></draw:a></text:p>
          </table:table-cell>
          <table:table-cell table:style-name="Tabela4.A1" office:value-type="string">
            <text:p text:style-name="P48"><text:bookmark text:name="result_box11"/>Define uma seção que contém apenas links de navegação.</text:p>
          </table:table-cell>
        </table:table-row>
        <table:table-row>
          <table:table-cell table:style-name="Tabela4.A1" office:value-type="string">
            <text:p text:style-name="Table_20_Contents"><text:a xlink:type="simple" xlink:href="https://developer.mozilla.org/pt-BR/docs/Web/HTML/Element/article" text:style-name="Internet_20_link" text:visited-style-name="Visited_20_Internet_20_Link"><text:span text:style-name="Source_20_Text">&lt;article&gt;</text:span></text:a> <draw:a xlink:type="simple" xlink:href="https://developer.mozilla.org/en-US/docs/HTML/HTML5"><draw:frame draw:style-name="fr1" draw:name="Figura5" text:anchor-type="as-char" svg:width="0.476cm" svg:height="0.476cm" draw:z-index="4"><draw:image xlink:href="Pictures/100002010000002000000020592581F18EB1A13F.png" xlink:type="simple" xlink:show="embed" xlink:actuate="onLoad"/><svg:title>This element has been added in HTML5</svg:title></draw:frame></draw:a></text:p>
          </table:table-cell>
          <table:table-cell table:style-name="Tabela4.A1" office:value-type="string">
            <text:p text:style-name="P48"><text:bookmark text:name="result_box13"/>Define que pode existir de forma independente do resto do conteúdo.<text:bookmark text:name="result_box12"/> Esta Tag poderia ser um post no fórum, um artigo de revista ou jornal, uma entrada de log da Web, um comentário enviado pelo usuário, ou qualquer outro item independente do conteúdo.</text:p>
          </table:table-cell>
        </table:table-row>
        <table:table-row>
          <table:table-cell table:style-name="Tabela4.A1" office:value-type="string">
            <text:p text:style-name="Table_20_Contents"><text:a xlink:type="simple" xlink:href="https://developer.mozilla.org/pt-BR/docs/Web/HTML/Element/aside" text:style-name="Internet_20_link" text:visited-style-name="Visited_20_Internet_20_Link"><text:span text:style-name="Source_20_Text">&lt;aside&gt;</text:span></text:a> <draw:a xlink:type="simple" xlink:href="https://developer.mozilla.org/en-US/docs/HTML/HTML5"><draw:frame draw:style-name="fr1" draw:name="Figura6" text:anchor-type="as-char" svg:width="0.476cm" svg:height="0.476cm" draw:z-index="5"><draw:image xlink:href="Pictures/100002010000002000000020592581F18EB1A13F.png" xlink:type="simple" xlink:show="embed" xlink:actuate="onLoad"/><svg:title>This element has been added in HTML5</svg:title></draw:frame></draw:a></text:p>
          </table:table-cell>
          <table:table-cell table:style-name="Tabela4.A1" office:value-type="string">
            <text:p text:style-name="P50"><text:bookmark text:name="result_box14"/>Define um conteúdo reservado do resto do conteúdo da página. Se for removida, o conteúdo restante ainda fazem sentido.</text:p>
          </table:table-cell>
        </table:table-row>
        <table:table-row>
          <table:table-cell table:style-name="Tabela4.A1" office:value-type="string">
            <text:p text:style-name="Table_20_Contents"><text:a xlink:type="simple" xlink:href="https://developer.mozilla.org/en-US/docs/HTML/Element/Heading_Elements" text:style-name="Internet_20_link" text:visited-style-name="Visited_20_Internet_20_Link"><text:span text:style-name="Source_20_Text">&lt;h1&gt;,&lt;h2&gt;,&lt;h3&gt;,&lt;h4&gt;,&lt;h5&gt;,&lt;h6&gt;</text:span></text:a></text:p>
          </table:table-cell>
          <table:table-cell table:style-name="Tabela4.A1" office:value-type="string">
            <text:p text:style-name="P48"><text:bookmark text:name="result_box15"/>São elementos que representam os seis níveis de titulos de cabeçalhos dos documentos. Um elemento título descreve brevemente o tema da seção.</text:p>
          </table:table-cell>
        </table:table-row>
        <table:table-row>
          <table:table-cell table:style-name="Tabela4.A1" office:value-type="string">
            <text:p text:style-name="Table_20_Contents"><text:a xlink:type="simple" xlink:href="https://developer.mozilla.org/pt-BR/docs/Web/HTML/Element/hgroup" text:style-name="Internet_20_link" text:visited-style-name="Visited_20_Internet_20_Link"><text:span text:style-name="Source_20_Text">&lt;hgroup&gt;</text:span></text:a> <draw:a xlink:type="simple" xlink:href="https://developer.mozilla.org/en-US/docs/HTML/HTML5"><draw:frame draw:style-name="fr1" draw:name="Figura7" text:anchor-type="as-char" svg:width="0.476cm" svg:height="0.476cm" draw:z-index="6"><draw:image xlink:href="Pictures/100002010000002000000020592581F18EB1A13F.png" xlink:type="simple" xlink:show="embed" xlink:actuate="onLoad"/><svg:title>This element has been added in HTML5</svg:title></draw:frame></draw:a></text:p>
          </table:table-cell>
          <table:table-cell table:style-name="Tabela4.A1" office:value-type="string">
            <text:p text:style-name="Table_20_Contents"><text:bookmark text:name="result_box16"/><text:span text:style-name="T3">Agrupa um conjunto de </text:span>elementos <text:span text:style-name="T3">&lt;h1&gt; a &lt;h6&gt; quando um título tem vários níveis</text:span>. *tag excluida da documentação do html5 pelo W3C.</text:p>
          </table:table-cell>
        </table:table-row>
        <table:table-row>
          <table:table-cell table:style-name="Tabela4.A1" office:value-type="string">
            <text:p text:style-name="Table_20_Contents"><text:a xlink:type="simple" xlink:href="https://developer.mozilla.org/pt-BR/docs/Web/HTML/Element/header" text:style-name="Internet_20_link" text:visited-style-name="Visited_20_Internet_20_Link"><text:span text:style-name="Source_20_Text">&lt;header&gt;</text:span></text:a> <draw:a xlink:type="simple" xlink:href="https://developer.mozilla.org/en-US/docs/HTML/HTML5"><draw:frame draw:style-name="fr1" draw:name="Figura8" text:anchor-type="as-char" svg:width="0.476cm" svg:height="0.476cm" draw:z-index="7"><draw:image xlink:href="Pictures/100002010000002000000020592581F18EB1A13F.png" xlink:type="simple" xlink:show="embed" xlink:actuate="onLoad"/><svg:title>This element has been added in HTML5</svg:title></draw:frame></draw:a></text:p>
          </table:table-cell>
          <table:table-cell table:style-name="Tabela4.A1" office:value-type="string">
            <text:p text:style-name="P48"><text:bookmark text:name="result_box17"/>Define o cabeçalho de uma página ou seção. Muitas vezes contém um logotipo, o título do site e uma menu de navegação do conteúdo.</text:p>
          </table:table-cell>
        </table:table-row>
        <table:table-row>
          <table:table-cell table:style-name="Tabela4.A1" office:value-type="string">
            <text:p text:style-name="Table_20_Contents"><text:a xlink:type="simple" xlink:href="https://developer.mozilla.org/pt-BR/docs/Web/HTML/Element/footer" text:style-name="Internet_20_link" text:visited-style-name="Visited_20_Internet_20_Link"><text:span text:style-name="Source_20_Text">&lt;footer&gt;</text:span></text:a> <draw:a xlink:type="simple" xlink:href="https://developer.mozilla.org/en-US/docs/HTML/HTML5"><draw:frame draw:style-name="fr1" draw:name="Figura9" text:anchor-type="as-char" svg:width="0.476cm" svg:height="0.476cm" draw:z-index="8"><draw:image xlink:href="Pictures/100002010000002000000020592581F18EB1A13F.png" xlink:type="simple" xlink:show="embed" xlink:actuate="onLoad"/><svg:title>This element has been added in HTML5</svg:title></draw:frame></draw:a></text:p>
          </table:table-cell>
          <table:table-cell table:style-name="Tabela4.A1" office:value-type="string">
            <text:p text:style-name="P48"><text:bookmark text:name="result_box18"/>Define o rodapé de uma página ou seção. Muitas vezes contém um aviso de copyright, alguns links para informações legal ou endereços para dar feedback.</text:p>
          </table:table-cell>
        </table:table-row>
        <table:table-row>
          <table:table-cell table:style-name="Tabela4.A1" office:value-type="string">
            <text:p text:style-name="Table_20_Contents"><text:a xlink:type="simple" xlink:href="https://developer.mozilla.org/pt-BR/docs/Web/HTML/Element/address" text:style-name="Internet_20_link" text:visited-style-name="Visited_20_Internet_20_Link"><text:span text:style-name="Source_20_Text">&lt;address&gt;</text:span></text:a></text:p>
          </table:table-cell>
          <table:table-cell table:style-name="Tabela4.A1" office:value-type="string">
            <text:p text:style-name="P48"><text:bookmark text:name="result_box19"/>Define uma seção que contém informações de contato, como endereço e telefone.</text:p>
          </table:table-cell>
        </table:table-row>
        <table:table-row>
          <table:table-cell table:style-name="Tabela4.A1" office:value-type="string">
            <text:p text:style-name="Table_20_Contents"><text:a xlink:type="simple" xlink:href="https://developer.mozilla.org/pt-BR/docs/Web/HTML/Element/main" text:style-name="Internet_20_link" text:visited-style-name="Visited_20_Internet_20_Link"><text:span text:style-name="Source_20_Text">&lt;main&gt;</text:span></text:a><draw:a xlink:type="simple" xlink:href="https://developer.mozilla.org/en-US/docs/HTML/HTML5"><draw:frame draw:style-name="fr1" draw:name="Figura10" text:anchor-type="as-char" svg:width="0.476cm" svg:height="0.476cm" draw:z-index="9"><draw:image xlink:href="Pictures/100002010000002000000020592581F18EB1A13F.png" xlink:type="simple" xlink:show="embed" xlink:actuate="onLoad"/><svg:title>This element has been added in HTML5</svg:title></draw:frame></draw:a></text:p>
          </table:table-cell>
          <table:table-cell table:style-name="Tabela4.A1" office:value-type="string">
            <text:p text:style-name="P48"><text:bookmark text:name="result_box20"/>Define o conteúdo principal ou importante no documento. Existe apenas um elemento &lt;main&gt; no documento.</text:p>
          </table:table-cell>
        </table:table-row>
      </table:table>
      <text:p text:style-name="P1"/>
      <text:p text:style-name="P1"/>
      <text:h text:style-name="P47" text:outline-level="2"><text:bookmark text:name="Agrupando_conteúdo"/>Agrupando conteúdo</text:h>
      <table:table table:name="Tabela5" table:style-name="Tabela5">
        <table:table-column table:style-name="Tabela5.A"/>
        <table:table-column table:style-name="Tabela5.B"/>
        <table:table-header-rows>
          <table:table-row>
            <table:table-cell table:style-name="Tabela5.A1" office:value-type="string">
              <text:p text:style-name="Table_20_Heading">Elemento</text:p>
            </table:table-cell>
            <table:table-cell table:style-name="Tabela5.A1" office:value-type="string">
              <text:p text:style-name="Table_20_Heading">Descrição</text:p>
            </table:table-cell>
          </table:table-row>
        </table:table-header-rows>
        <table:table-row>
          <table:table-cell table:style-name="Tabela5.A1" office:value-type="string">
            <text:p text:style-name="Table_20_Contents"><text:a xlink:type="simple" xlink:href="https://developer.mozilla.org/pt-BR/docs/Web/HTML/Element/p" text:style-name="Internet_20_link" text:visited-style-name="Visited_20_Internet_20_Link"><text:span text:style-name="Source_20_Text">&lt;p&gt;</text:span></text:a></text:p>
          </table:table-cell>
          <table:table-cell table:style-name="Tabela5.A1" office:value-type="string">
            <text:p text:style-name="P48"><text:bookmark text:name="result_box21"/>Define uma parte que deve ser exibido como um parágrafo.</text:p>
          </table:table-cell>
        </table:table-row>
        <table:table-row>
          <table:table-cell table:style-name="Tabela5.A1" office:value-type="string">
            <text:p text:style-name="Table_20_Contents"><text:a xlink:type="simple" xlink:href="https://developer.mozilla.org/pt-BR/docs/Web/HTML/Element/hr" text:style-name="Internet_20_link" text:visited-style-name="Visited_20_Internet_20_Link"><text:span text:style-name="Source_20_Text">&lt;hr&gt;</text:span></text:a></text:p>
          </table:table-cell>
          <table:table-cell table:style-name="Tabela5.A1" office:value-type="string">
            <text:p text:style-name="P48"><text:bookmark text:name="result_box22"/>Representa uma ruptura temática entre parágrafos de um artigo ou seção ou qualquer conteúdo mais longo.</text:p>
          </table:table-cell>
        </table:table-row>
        <table:table-row>
          <table:table-cell table:style-name="Tabela5.A1" office:value-type="string">
            <text:p text:style-name="Table_20_Contents"><text:a xlink:type="simple" xlink:href="https://developer.mozilla.org/pt-BR/docs/Web/HTML/Element/pre" text:style-name="Internet_20_link" text:visited-style-name="Visited_20_Internet_20_Link"><text:span text:style-name="Source_20_Text">&lt;pre&gt;</text:span></text:a></text:p>
          </table:table-cell>
          <table:table-cell table:style-name="Tabela5.A1" office:value-type="string">
            <text:p text:style-name="P48"><text:bookmark text:name="result_box23"/>Indica que o seu conteúdo é pré-formatado e que este formato deve ser preservada.</text:p>
          </table:table-cell>
        </table:table-row>
        <table:table-row>
          <table:table-cell table:style-name="Tabela5.A1" office:value-type="string">
            <text:p text:style-name="Table_20_Contents"><text:a xlink:type="simple" xlink:href="https://developer.mozilla.org/pt-BR/docs/Web/HTML/Element/blockquote" text:style-name="Internet_20_link" text:visited-style-name="Visited_20_Internet_20_Link"><text:span text:style-name="Source_20_Text">&lt;blockquote&gt;</text:span></text:a></text:p>
          </table:table-cell>
          <table:table-cell table:style-name="Tabela5.A1" office:value-type="string">
            <text:p text:style-name="Table_20_Contents">Representa uma citação.</text:p>
          </table:table-cell>
        </table:table-row>
        <table:table-row>
          <table:table-cell table:style-name="Tabela5.A1" office:value-type="string">
            <text:p text:style-name="Table_20_Contents"><text:a xlink:type="simple" xlink:href="https://developer.mozilla.org/pt-BR/docs/Web/HTML/Element/ol" text:style-name="Internet_20_link" text:visited-style-name="Visited_20_Internet_20_Link"><text:span text:style-name="Source_20_Text">&lt;ol&gt;</text:span></text:a></text:p>
          </table:table-cell>
          <table:table-cell table:style-name="Tabela5.A1" office:value-type="string">
            <text:p text:style-name="P48"><text:bookmark text:name="result_box24"/>Define uma lista ordenada de itens, que é uma lista que mudam o seu significado, se alterar a ordem dos seus elementos.</text:p>
          </table:table-cell>
        </table:table-row>
        <table:table-row>
          <table:table-cell table:style-name="Tabela5.A1" office:value-type="string">
            <text:p text:style-name="Table_20_Contents"><text:a xlink:type="simple" xlink:href="https://developer.mozilla.org/pt-BR/docs/Web/HTML/Element/ul" text:style-name="Internet_20_link" text:visited-style-name="Visited_20_Internet_20_Link"><text:span text:style-name="Source_20_Text">&lt;ul&gt;</text:span></text:a></text:p>
          </table:table-cell>
          <table:table-cell table:style-name="Tabela5.A1" office:value-type="string">
            <text:p text:style-name="Table_20_Contents">Define uma lista não ordenada.</text:p>
          </table:table-cell>
        </table:table-row>
        <table:table-row>
          <table:table-cell table:style-name="Tabela5.A1" office:value-type="string">
            <text:p text:style-name="Table_20_Contents"><text:a xlink:type="simple" xlink:href="https://developer.mozilla.org/pt-BR/docs/Web/HTML/Element/li" text:style-name="Internet_20_link" text:visited-style-name="Visited_20_Internet_20_Link"><text:span text:style-name="Source_20_Text">&lt;li&gt;</text:span></text:a></text:p>
          </table:table-cell>
          <table:table-cell table:style-name="Tabela5.A1" office:value-type="string">
            <text:p text:style-name="P48"><text:bookmark text:name="result_box25"/>Define um item de uma lista ol ou de uma ul.</text:p>
          </table:table-cell>
        </table:table-row>
        <table:table-row>
          <table:table-cell table:style-name="Tabela5.A1" office:value-type="string">
            <text:p text:style-name="Table_20_Contents"><text:a xlink:type="simple" xlink:href="https://developer.mozilla.org/pt-BR/docs/Web/HTML/Element/dl" text:style-name="Internet_20_link" text:visited-style-name="Visited_20_Internet_20_Link"><text:span text:style-name="Source_20_Text">&lt;dl&gt;</text:span></text:a></text:p>
          </table:table-cell>
          <table:table-cell table:style-name="Tabela5.A1" office:value-type="string">
            <text:p text:style-name="Table_20_Contents">Representa uma Lista de Definição.</text:p>
          </table:table-cell>
        </table:table-row>
        <table:table-row>
          <table:table-cell table:style-name="Tabela5.A1" office:value-type="string">
            <text:p text:style-name="Table_20_Contents"><text:a xlink:type="simple" xlink:href="https://developer.mozilla.org/pt-BR/docs/Web/HTML/Element/dt" text:style-name="Internet_20_link" text:visited-style-name="Visited_20_Internet_20_Link"><text:span text:style-name="Source_20_Text">&lt;dt&gt;</text:span></text:a></text:p>
          </table:table-cell>
          <table:table-cell table:style-name="Tabela5.A1" office:value-type="string">
            <text:p text:style-name="Table_20_Contents">Representa um item da Lista de Definição <text:span text:style-name="Source_20_Text">&lt;dd&gt;</text:span>.</text:p>
          </table:table-cell>
        </table:table-row>
        <table:table-row>
          <table:table-cell table:style-name="Tabela5.A1" office:value-type="string">
            <text:p text:style-name="Table_20_Contents"><text:a xlink:type="simple" xlink:href="https://developer.mozilla.org/pt-BR/docs/Web/HTML/Element/dd" text:style-name="Internet_20_link" text:visited-style-name="Visited_20_Internet_20_Link"><text:span text:style-name="Source_20_Text">&lt;dd&gt;</text:span></text:a></text:p>
          </table:table-cell>
          <table:table-cell table:style-name="Tabela5.A1" office:value-type="string">
            <text:p text:style-name="P48"><text:bookmark text:name="result_box26"/>Representa a definição dos termos listados imediatamente antes dele.</text:p>
          </table:table-cell>
        </table:table-row>
        <table:table-row>
          <table:table-cell table:style-name="Tabela5.A1" office:value-type="string">
            <text:p text:style-name="Table_20_Contents"><text:a xlink:type="simple" xlink:href="https://developer.mozilla.org/pt-BR/docs/Web/HTML/Element/figure" text:style-name="Internet_20_link" text:visited-style-name="Visited_20_Internet_20_Link"><text:span text:style-name="Source_20_Text">&lt;figure&gt;</text:span></text:a> <draw:a xlink:type="simple" xlink:href="https://developer.mozilla.org/en-US/docs/HTML/HTML5"><draw:frame draw:style-name="fr1" draw:name="Figura11" text:anchor-type="as-char" svg:width="0.476cm" svg:height="0.476cm" draw:z-index="10"><draw:image xlink:href="Pictures/100002010000002000000020592581F18EB1A13F.png" xlink:type="simple" xlink:show="embed" xlink:actuate="onLoad"/><svg:title>This element has been added in HTML5</svg:title></draw:frame></draw:a></text:p>
          </table:table-cell>
          <table:table-cell table:style-name="Tabela5.A1" office:value-type="string">
            <text:p text:style-name="P49">O elemento figura representa um conteúdo de fluxo, opcionalmente com um subtítulo.</text:p>
          </table:table-cell>
        </table:table-row>
        <table:table-row>
          <table:table-cell table:style-name="Tabela5.A1" office:value-type="string">
            <text:p text:style-name="Table_20_Contents"><text:a xlink:type="simple" xlink:href="https://developer.mozilla.org/pt-BR/docs/Web/HTML/Element/figcaption" text:style-name="Internet_20_link" text:visited-style-name="Visited_20_Internet_20_Link"><text:span text:style-name="Source_20_Text">&lt;figcaption&gt;</text:span></text:a> <draw:a xlink:type="simple" xlink:href="https://developer.mozilla.org/en-US/docs/HTML/HTML5"><draw:frame draw:style-name="fr1" draw:name="Figura12" text:anchor-type="as-char" svg:width="0.476cm" svg:height="0.476cm" draw:z-index="11"><draw:image xlink:href="Pictures/100002010000002000000020592581F18EB1A13F.png" xlink:type="simple" xlink:show="embed" xlink:actuate="onLoad"/><svg:title>This element has been added in HTML5</svg:title></draw:frame></draw:a></text:p>
          </table:table-cell>
          <table:table-cell table:style-name="Tabela5.A1" office:value-type="string">
            <text:p text:style-name="Table_20_Contents">Representa a legenda do Figure.</text:p>
          </table:table-cell>
        </table:table-row>
        <table:table-row>
          <table:table-cell table:style-name="Tabela5.A1" office:value-type="string">
            <text:p text:style-name="Table_20_Contents"><text:a xlink:type="simple" xlink:href="https://developer.mozilla.org/pt-BR/docs/Web/HTML/Element/div" text:style-name="Internet_20_link" text:visited-style-name="Visited_20_Internet_20_Link"><text:span text:style-name="Source_20_Text">&lt;div&gt;</text:span></text:a></text:p>
          </table:table-cell>
          <table:table-cell table:style-name="Tabela5.A1" office:value-type="string">
            <text:p text:style-name="Table_20_Contents"><text:bookmark text:name="result_box27"/><text:span text:style-name="T3">Representa um contêiner genérico sem nenhum significado especial</text:span>.</text:p>
          </table:table-cell>
        </table:table-row>
      </table:table>
      <text:p text:style-name="P1"/>
      <text:h text:style-name="P47" text:outline-level="2"><text:bookmark text:name="Edições"/><text:soft-page-break/>Edições</text:h>
      <table:table table:name="Tabela6" table:style-name="Tabela6">
        <table:table-column table:style-name="Tabela6.A"/>
        <table:table-column table:style-name="Tabela6.B"/>
        <table:table-header-rows>
          <table:table-row>
            <table:table-cell table:style-name="Tabela6.A1" office:value-type="string">
              <text:p text:style-name="Table_20_Heading">Elemento</text:p>
            </table:table-cell>
            <table:table-cell table:style-name="Tabela6.A1" office:value-type="string">
              <text:p text:style-name="Table_20_Heading">Descrição</text:p>
            </table:table-cell>
          </table:table-row>
        </table:table-header-rows>
        <table:table-row>
          <table:table-cell table:style-name="Tabela6.A1" office:value-type="string">
            <text:p text:style-name="Table_20_Contents"><text:a xlink:type="simple" xlink:href="https://developer.mozilla.org/pt-BR/docs/Web/HTML/Element/ins" text:style-name="Internet_20_link" text:visited-style-name="Visited_20_Internet_20_Link"><text:span text:style-name="Source_20_Text">&lt;ins&gt;</text:span></text:a></text:p>
          </table:table-cell>
          <table:table-cell table:style-name="Tabela6.A1" office:value-type="string">
            <text:p text:style-name="Table_20_Contents">Define um complemento para o documento</text:p>
          </table:table-cell>
        </table:table-row>
        <table:table-row>
          <table:table-cell table:style-name="Tabela6.A1" office:value-type="string">
            <text:p text:style-name="Table_20_Contents"><text:a xlink:type="simple" xlink:href="https://developer.mozilla.org/pt-BR/docs/Web/HTML/Element/del" text:style-name="Internet_20_link" text:visited-style-name="Visited_20_Internet_20_Link"><text:span text:style-name="Source_20_Text">&lt;del&gt;</text:span></text:a></text:p>
          </table:table-cell>
          <table:table-cell table:style-name="Tabela6.A1" office:value-type="string">
            <text:p text:style-name="P51"><text:bookmark text:name="tw-target-text"/>Define uma remoção do documento</text:p>
          </table:table-cell>
        </table:table-row>
      </table:table>
      <text:p text:style-name="Text_20_body"> </text:p>
      <table:table table:name="Tabela7" table:style-name="Tabela7">
        <table:table-column table:style-name="Tabela7.A"/>
        <table:table-column table:style-name="Tabela7.B"/>
        <table:table-header-rows>
          <table:table-row>
            <table:table-cell table:style-name="Tabela7.A1" office:value-type="string">
              <text:p text:style-name="Table_20_Heading">Elemento</text:p>
            </table:table-cell>
            <table:table-cell table:style-name="Tabela7.A1" office:value-type="string">
              <text:p text:style-name="Table_20_Heading">Descrição</text:p>
            </table:table-cell>
          </table:table-row>
        </table:table-header-rows>
        <table:table-row>
          <table:table-cell table:style-name="Tabela7.A1" office:value-type="string">
            <text:p text:style-name="Table_20_Contents"><text:a xlink:type="simple" xlink:href="https://developer.mozilla.org/pt-BR/docs/Web/HTML/Element/img" text:style-name="Internet_20_link" text:visited-style-name="Visited_20_Internet_20_Link"><text:span text:style-name="Source_20_Text">&lt;img&gt;</text:span></text:a></text:p>
          </table:table-cell>
          <table:table-cell table:style-name="Tabela7.A1" office:value-type="string">
            <text:p text:style-name="Table_20_Contents">Representa uma imagem.</text:p>
          </table:table-cell>
        </table:table-row>
        <table:table-row>
          <table:table-cell table:style-name="Tabela7.A1" office:value-type="string">
            <text:p text:style-name="Table_20_Contents"><text:a xlink:type="simple" xlink:href="https://developer.mozilla.org/pt-BR/docs/Web/HTML/Element/iframe" text:style-name="Internet_20_link" text:visited-style-name="Visited_20_Internet_20_Link"><text:span text:style-name="Source_20_Text">&lt;iframe&gt;</text:span></text:a></text:p>
          </table:table-cell>
          <table:table-cell table:style-name="Tabela7.A1" office:value-type="string">
            <text:p text:style-name="P49">Representa uma caixa aninhada,aonde sera apresentado um documento em HTML incorporado.</text:p>
          </table:table-cell>
        </table:table-row>
        <table:table-row>
          <table:table-cell table:style-name="Tabela7.A1" office:value-type="string">
            <text:p text:style-name="Table_20_Contents"><text:a xlink:type="simple" xlink:href="https://developer.mozilla.org/pt-BR/docs/Web/HTML/Element/embed" text:style-name="Internet_20_link" text:visited-style-name="Visited_20_Internet_20_Link"><text:span text:style-name="Source_20_Text">&lt;embed&gt;</text:span></text:a> <draw:a xlink:type="simple" xlink:href="https://developer.mozilla.org/en-US/docs/HTML/HTML5"><draw:frame draw:style-name="fr1" draw:name="Figura13" text:anchor-type="as-char" svg:width="0.476cm" svg:height="0.476cm" draw:z-index="12"><draw:image xlink:href="Pictures/100002010000002000000020592581F18EB1A13F.png" xlink:type="simple" xlink:show="embed" xlink:actuate="onLoad"/><svg:title>This element has been added in HTML5</svg:title></draw:frame></draw:a></text:p>
          </table:table-cell>
          <table:table-cell table:style-name="Tabela7.A1" office:value-type="string">
            <text:p text:style-name="Table_20_Contents">Representa um <text:span text:style-name="Emphasis">ponto de integração</text:span> para um externo, muitas vezes non_HTML, aplicação ou conteúdo interativo.</text:p>
          </table:table-cell>
        </table:table-row>
        <table:table-row>
          <table:table-cell table:style-name="Tabela7.A1" office:value-type="string">
            <text:p text:style-name="Table_20_Contents"><text:a xlink:type="simple" xlink:href="https://developer.mozilla.org/pt-BR/docs/Web/HTML/Element/object" text:style-name="Internet_20_link" text:visited-style-name="Visited_20_Internet_20_Link"><text:span text:style-name="Source_20_Text">&lt;object&gt;</text:span></text:a></text:p>
          </table:table-cell>
          <table:table-cell table:style-name="Tabela7.A1" office:value-type="string">
            <text:p text:style-name="Table_20_Contents">Representa uma <text:span text:style-name="Emphasis">fonte externa</text:span> , a qual será tratada como uma imagem, um sub-documento HTML ou um recurso externo a ser processado por um plugin.</text:p>
          </table:table-cell>
        </table:table-row>
        <table:table-row>
          <table:table-cell table:style-name="Tabela7.A1" office:value-type="string">
            <text:p text:style-name="Table_20_Contents"><text:a xlink:type="simple" xlink:href="https://developer.mozilla.org/pt-BR/docs/Web/HTML/Element/param" text:style-name="Internet_20_link" text:visited-style-name="Visited_20_Internet_20_Link"><text:span text:style-name="Source_20_Text">&lt;param&gt;</text:span></text:a></text:p>
          </table:table-cell>
          <table:table-cell table:style-name="Tabela7.A1" office:value-type="string">
            <text:p text:style-name="Table_20_Contents">Define parâmetros de uso de plugins "invocados" por elementos<text:span text:style-name="Source_20_Text">&lt;object&gt;</text:span>.</text:p>
          </table:table-cell>
        </table:table-row>
        <table:table-row>
          <table:table-cell table:style-name="Tabela7.A1" office:value-type="string">
            <text:p text:style-name="Table_20_Contents"><text:a xlink:type="simple" xlink:href="https://developer.mozilla.org/pt-BR/docs/Web/HTML/Element/video" text:style-name="Internet_20_link" text:visited-style-name="Visited_20_Internet_20_Link"><text:span text:style-name="Source_20_Text">&lt;video&gt;</text:span></text:a> <draw:a xlink:type="simple" xlink:href="https://developer.mozilla.org/en-US/docs/HTML/HTML5"><draw:frame draw:style-name="fr1" draw:name="Figura14" text:anchor-type="as-char" svg:width="0.476cm" svg:height="0.476cm" draw:z-index="13"><draw:image xlink:href="Pictures/100002010000002000000020592581F18EB1A13F.png" xlink:type="simple" xlink:show="embed" xlink:actuate="onLoad"/><svg:title>This element has been added in HTML5</svg:title></draw:frame></draw:a></text:p>
          </table:table-cell>
          <table:table-cell table:style-name="Tabela7.A1" office:value-type="string">
            <text:p text:style-name="Table_20_Contents">Representa um video e seus arquivos e legendas de áudio associados, com a interface necessária para reproduzi-lo.</text:p>
          </table:table-cell>
        </table:table-row>
        <table:table-row>
          <table:table-cell table:style-name="Tabela7.A1" office:value-type="string">
            <text:p text:style-name="Table_20_Contents"><text:a xlink:type="simple" xlink:href="https://developer.mozilla.org/pt-BR/docs/Web/HTML/Element/audio" text:style-name="Internet_20_link" text:visited-style-name="Visited_20_Internet_20_Link"><text:span text:style-name="Source_20_Text">&lt;audio&gt;</text:span></text:a> <draw:a xlink:type="simple" xlink:href="https://developer.mozilla.org/en-US/docs/HTML/HTML5"><draw:frame draw:style-name="fr1" draw:name="Figura15" text:anchor-type="as-char" svg:width="0.476cm" svg:height="0.476cm" draw:z-index="14"><draw:image xlink:href="Pictures/100002010000002000000020592581F18EB1A13F.png" xlink:type="simple" xlink:show="embed" xlink:actuate="onLoad"/><svg:title>This element has been added in HTML5</svg:title></draw:frame></draw:a></text:p>
          </table:table-cell>
          <table:table-cell table:style-name="Tabela7.A1" office:value-type="string">
            <text:p text:style-name="P49">Representa um som ou um fluxo de som</text:p>
          </table:table-cell>
        </table:table-row>
        <table:table-row>
          <table:table-cell table:style-name="Tabela7.A1" office:value-type="string">
            <text:p text:style-name="Table_20_Contents"><text:a xlink:type="simple" xlink:href="https://developer.mozilla.org/pt-BR/docs/Web/HTML/Element/source" text:style-name="Internet_20_link" text:visited-style-name="Visited_20_Internet_20_Link"><text:span text:style-name="Source_20_Text">&lt;source&gt;</text:span></text:a> <draw:a xlink:type="simple" xlink:href="https://developer.mozilla.org/en-US/docs/HTML/HTML5"><draw:frame draw:style-name="fr1" draw:name="Figura16" text:anchor-type="as-char" svg:width="0.476cm" svg:height="0.476cm" draw:z-index="15"><draw:image xlink:href="Pictures/100002010000002000000020592581F18EB1A13F.png" xlink:type="simple" xlink:show="embed" xlink:actuate="onLoad"/><svg:title>This element has been added in HTML5</svg:title></draw:frame></draw:a></text:p>
          </table:table-cell>
          <table:table-cell table:style-name="Tabela7.A1" office:value-type="string">
            <text:p text:style-name="Table_20_Contents">Permite aos autores especificar fontes de mídia alternativa para elementos de mídia como<text:span text:style-name="Source_20_Text">&lt;video&gt;</text:span> or <text:span text:style-name="Source_20_Text">&lt;audio&gt;</text:span>.</text:p>
          </table:table-cell>
        </table:table-row>
        <table:table-row>
          <table:table-cell table:style-name="Tabela7.A1" office:value-type="string">
            <text:p text:style-name="Table_20_Contents"><text:a xlink:type="simple" xlink:href="https://developer.mozilla.org/pt-BR/docs/Web/HTML/Element/track" text:style-name="Internet_20_link" text:visited-style-name="Visited_20_Internet_20_Link"><text:span text:style-name="Source_20_Text">&lt;track&gt;</text:span></text:a> <draw:a xlink:type="simple" xlink:href="https://developer.mozilla.org/en-US/docs/HTML/HTML5"><draw:frame draw:style-name="fr1" draw:name="Figura17" text:anchor-type="as-char" svg:width="0.476cm" svg:height="0.476cm" draw:z-index="16"><draw:image xlink:href="Pictures/100002010000002000000020592581F18EB1A13F.png" xlink:type="simple" xlink:show="embed" xlink:actuate="onLoad"/><svg:title>This element has been added in HTML5</svg:title></draw:frame></draw:a></text:p>
          </table:table-cell>
          <table:table-cell table:style-name="Tabela7.A1" office:value-type="string">
            <text:p text:style-name="Table_20_Contents">Permite aos autores especificar timed<text:span text:style-name="Emphasis">text track</text:span> para elementos de mídia como <text:span text:style-name="Source_20_Text">&lt;video&gt;</text:span><text:span text:style-name="Emphasis">or </text:span><text:span text:style-name="Emphasis"><text:span text:style-name="Source_20_Text">&lt;audio&gt;</text:span></text:span><text:span text:style-name="Emphasis">.</text:span></text:p>
          </table:table-cell>
        </table:table-row>
        <table:table-row>
          <table:table-cell table:style-name="Tabela7.A1" office:value-type="string">
            <text:p text:style-name="Table_20_Contents"><text:a xlink:type="simple" xlink:href="https://developer.mozilla.org/pt-BR/docs/Web/HTML/Element/canvas" text:style-name="Internet_20_link" text:visited-style-name="Visited_20_Internet_20_Link"><text:span text:style-name="Source_20_Text">&lt;canvas&gt;</text:span></text:a> <draw:a xlink:type="simple" xlink:href="https://developer.mozilla.org/en-US/docs/HTML/HTML5"><draw:frame draw:style-name="fr1" draw:name="Figura18" text:anchor-type="as-char" svg:width="0.476cm" svg:height="0.476cm" draw:z-index="17"><draw:image xlink:href="Pictures/100002010000002000000020592581F18EB1A13F.png" xlink:type="simple" xlink:show="embed" xlink:actuate="onLoad"/><svg:title>This element has been added in HTML5</svg:title></draw:frame></draw:a></text:p>
          </table:table-cell>
          <table:table-cell table:style-name="Tabela7.A1" office:value-type="string">
            <text:p text:style-name="Table_20_Contents">Represents a <text:span text:style-name="Emphasis">bitmap area</text:span> that scripts can be used to render graphics, like graphs, game graphics, any visual images on the fly.</text:p>
          </table:table-cell>
        </table:table-row>
        <table:table-row>
          <table:table-cell table:style-name="Tabela7.A1" office:value-type="string">
            <text:p text:style-name="Table_20_Contents"><text:a xlink:type="simple" xlink:href="https://developer.mozilla.org/pt-BR/docs/Web/HTML/Element/map" text:style-name="Internet_20_link" text:visited-style-name="Visited_20_Internet_20_Link"><text:span text:style-name="Source_20_Text">&lt;map&gt;</text:span></text:a></text:p>
          </table:table-cell>
          <table:table-cell table:style-name="Tabela7.A1" office:value-type="string">
            <text:p text:style-name="Table_20_Contents">Em conjunto com <text:span text:style-name="Source_20_Text">&lt;area&gt;</text:span>, define um <text:span text:style-name="Emphasis">mapa de imagem </text:span>.</text:p>
          </table:table-cell>
        </table:table-row>
        <table:table-row>
          <table:table-cell table:style-name="Tabela7.A1" office:value-type="string">
            <text:p text:style-name="Table_20_Contents"><text:a xlink:type="simple" xlink:href="https://developer.mozilla.org/pt-BR/docs/Web/HTML/Element/area" text:style-name="Internet_20_link" text:visited-style-name="Visited_20_Internet_20_Link"><text:span text:style-name="Source_20_Text">&lt;area&gt;</text:span></text:a></text:p>
          </table:table-cell>
          <table:table-cell table:style-name="Tabela7.A1" office:value-type="string">
            <text:p text:style-name="Table_20_Contents">Em conjunto com <text:span text:style-name="Source_20_Text">&lt;map&gt;</text:span>, define um <text:span text:style-name="Emphasis">mapa de imagem .</text:span></text:p>
          </table:table-cell>
        </table:table-row>
        <table:table-row>
          <table:table-cell table:style-name="Tabela7.A1" office:value-type="string">
            <text:p text:style-name="Table_20_Contents"><text:a xlink:type="simple" xlink:href="https://developer.mozilla.org/pt-BR/docs/Web/SVG/Element/svg" text:style-name="Internet_20_link" text:visited-style-name="Visited_20_Internet_20_Link"><text:span text:style-name="Source_20_Text">&lt;svg&gt;</text:span></text:a> <draw:a xlink:type="simple" xlink:href="https://developer.mozilla.org/en-US/docs/HTML/HTML5"><draw:frame draw:style-name="fr1" draw:name="Figura19" text:anchor-type="as-char" svg:width="0.476cm" svg:height="0.476cm" draw:z-index="18"><draw:image xlink:href="Pictures/100002010000002000000020592581F18EB1A13F.png" xlink:type="simple" xlink:show="embed" xlink:actuate="onLoad"/><svg:title>This element has been added in HTML5</svg:title></draw:frame></draw:a></text:p>
          </table:table-cell>
          <table:table-cell table:style-name="Tabela7.A1" office:value-type="string">
            <text:p text:style-name="Table_20_Contents">Define uma<text:span text:style-name="Emphasis">imagem vetorial</text:span> incorporada .</text:p>
          </table:table-cell>
        </table:table-row>
        <table:table-row>
          <table:table-cell table:style-name="Tabela7.A1" office:value-type="string">
            <text:p text:style-name="Table_20_Contents"><text:a xlink:type="simple" xlink:href="https://developer.mozilla.org/pt-BR/docs/Web/MathML/Element/math" text:style-name="Internet_20_link" text:visited-style-name="Visited_20_Internet_20_Link"><text:span text:style-name="Source_20_Text">&lt;math&gt;</text:span></text:a> <draw:a xlink:type="simple" xlink:href="https://developer.mozilla.org/en-US/docs/HTML/HTML5"><draw:frame draw:style-name="fr1" draw:name="Figura20" text:anchor-type="as-char" svg:width="0.476cm" svg:height="0.476cm" draw:z-index="19"><draw:image xlink:href="Pictures/100002010000002000000020592581F18EB1A13F.png" xlink:type="simple" xlink:show="embed" xlink:actuate="onLoad"/><svg:title>This element has been added in HTML5</svg:title></draw:frame></draw:a></text:p>
          </table:table-cell>
          <table:table-cell table:style-name="Tabela7.A1" office:value-type="string">
            <text:p text:style-name="Table_20_Contents">Define uma <text:span text:style-name="Emphasis">fórmula matemática</text:span>.</text:p>
          </table:table-cell>
        </table:table-row>
      </table:table>
      <text:p text:style-name="P1"/>
      <text:h text:style-name="P47" text:outline-level="2"><text:bookmark text:name="Formulários"/>Formulários</text:h>
      <table:table table:name="Tabela8" table:style-name="Tabela8">
        <table:table-column table:style-name="Tabela8.A"/>
        <table:table-column table:style-name="Tabela8.B"/>
        <table:table-header-rows>
          <table:table-row>
            <table:table-cell table:style-name="Tabela8.A1" office:value-type="string">
              <text:p text:style-name="Table_20_Heading">Elemento</text:p>
            </table:table-cell>
            <table:table-cell table:style-name="Tabela8.A1" office:value-type="string">
              <text:p text:style-name="Table_20_Heading">Descrição</text:p>
            </table:table-cell>
          </table:table-row>
        </table:table-header-rows>
        <table:table-row>
          <table:table-cell table:style-name="Tabela8.A1" office:value-type="string">
            <text:p text:style-name="Table_20_Contents"><text:a xlink:type="simple" xlink:href="https://developer.mozilla.org/pt-BR/docs/Web/HTML/Element/form" text:style-name="Internet_20_link" text:visited-style-name="Visited_20_Internet_20_Link"><text:span text:style-name="Source_20_Text">&lt;form&gt;</text:span></text:a></text:p>
          </table:table-cell>
          <table:table-cell table:style-name="Tabela8.A1" office:value-type="string">
            <text:p text:style-name="Table_20_Contents">Represents a <text:span text:style-name="Emphasis">formular</text:span> , consisting of controls, that can be submitted to a server for processing.</text:p>
          </table:table-cell>
        </table:table-row>
        <table:table-row>
          <table:table-cell table:style-name="Tabela8.A1" office:value-type="string">
            <text:p text:style-name="Table_20_Contents"><text:a xlink:type="simple" xlink:href="https://developer.mozilla.org/pt-BR/docs/Web/HTML/Element/fieldset" text:style-name="Internet_20_link" text:visited-style-name="Visited_20_Internet_20_Link"><text:span text:style-name="Source_20_Text">&lt;fieldset&gt;</text:span></text:a></text:p>
          </table:table-cell>
          <table:table-cell table:style-name="Tabela8.A1" office:value-type="string">
            <text:p text:style-name="Table_20_Contents">Represents a <text:span text:style-name="Emphasis">set of controls</text:span> .</text:p>
          </table:table-cell>
        </table:table-row>
        <table:table-row>
          <table:table-cell table:style-name="Tabela8.A1" office:value-type="string">
            <text:p text:style-name="Table_20_Contents"><text:a xlink:type="simple" xlink:href="https://developer.mozilla.org/pt-BR/docs/Web/HTML/Element/legend" text:style-name="Internet_20_link" text:visited-style-name="Visited_20_Internet_20_Link"><text:span text:style-name="Source_20_Text">&lt;legend&gt;</text:span></text:a></text:p>
          </table:table-cell>
          <table:table-cell table:style-name="Tabela8.A1" office:value-type="string">
            <text:p text:style-name="Table_20_Contents">Represents the <text:span text:style-name="Emphasis">caption</text:span> for a <text:span text:style-name="Source_20_Text">&lt;fieldset&gt;</text:span>.</text:p>
          </table:table-cell>
        </table:table-row>
        <table:table-row>
          <table:table-cell table:style-name="Tabela8.A1" office:value-type="string">
            <text:p text:style-name="Table_20_Contents"><text:a xlink:type="simple" xlink:href="https://developer.mozilla.org/pt-BR/docs/Web/HTML/Element/label" text:style-name="Internet_20_link" text:visited-style-name="Visited_20_Internet_20_Link"><text:span text:style-name="Source_20_Text">&lt;label&gt;</text:span></text:a></text:p>
          </table:table-cell>
          <table:table-cell table:style-name="Tabela8.A1" office:value-type="string">
            <text:p text:style-name="Table_20_Contents">Represents the <text:span text:style-name="Emphasis">caption</text:span> of a form control.</text:p>
          </table:table-cell>
        </table:table-row>
        <table:table-row>
          <table:table-cell table:style-name="Tabela8.A1" office:value-type="string">
            <text:p text:style-name="Table_20_Contents"><text:a xlink:type="simple" xlink:href="https://developer.mozilla.org/pt-BR/docs/Web/HTML/Element/input" text:style-name="Internet_20_link" text:visited-style-name="Visited_20_Internet_20_Link"><text:span text:style-name="Source_20_Text">&lt;input&gt;</text:span></text:a></text:p>
          </table:table-cell>
          <table:table-cell table:style-name="Tabela8.A1" office:value-type="string">
            <text:p text:style-name="Table_20_Contents">Represents a <text:span text:style-name="Emphasis">typed data field</text:span> allowing the user to edit the data.</text:p>
          </table:table-cell>
        </table:table-row>
        <table:table-row>
          <table:table-cell table:style-name="Tabela8.A1" office:value-type="string">
            <text:p text:style-name="Table_20_Contents"><text:a xlink:type="simple" xlink:href="https://developer.mozilla.org/pt-BR/docs/Web/HTML/Element/button" text:style-name="Internet_20_link" text:visited-style-name="Visited_20_Internet_20_Link"><text:span text:style-name="Source_20_Text">&lt;button&gt;</text:span></text:a></text:p>
          </table:table-cell>
          <table:table-cell table:style-name="Tabela8.A1" office:value-type="string">
            <text:p text:style-name="Table_20_Contents">Representa um botão </text:p>
          </table:table-cell>
        </table:table-row>
        <table:table-row>
          <table:table-cell table:style-name="Tabela8.A1" office:value-type="string">
            <text:p text:style-name="Table_20_Contents"><text:a xlink:type="simple" xlink:href="https://developer.mozilla.org/pt-BR/docs/Web/HTML/Element/select" text:style-name="Internet_20_link" text:visited-style-name="Visited_20_Internet_20_Link"><text:span text:style-name="Source_20_Text">&lt;select&gt;</text:span></text:a></text:p>
          </table:table-cell>
          <table:table-cell table:style-name="Tabela8.A1" office:value-type="string">
            <text:p text:style-name="Table_20_Contents">Represents a control allowing the <text:span text:style-name="Emphasis">selection among a set of options</text:span> .</text:p>
          </table:table-cell>
        </table:table-row>
        <table:table-row>
          <table:table-cell table:style-name="Tabela8.A1" office:value-type="string">
            <text:p text:style-name="Table_20_Contents"><text:a xlink:type="simple" xlink:href="https://developer.mozilla.org/pt-BR/docs/Web/HTML/Element/datalist" text:style-name="Internet_20_link" text:visited-style-name="Visited_20_Internet_20_Link"><text:span text:style-name="Source_20_Text">&lt;datalist&gt;</text:span></text:a> <draw:a xlink:type="simple" xlink:href="https://developer.mozilla.org/en-US/docs/HTML/HTML5"><draw:frame draw:style-name="fr1" draw:name="Figura21" text:anchor-type="as-char" svg:width="0.476cm" svg:height="0.476cm" draw:z-index="20"><draw:image xlink:href="Pictures/100002010000002000000020592581F18EB1A13F.png" xlink:type="simple" xlink:show="embed" xlink:actuate="onLoad"/><svg:title>This element has been added in HTML5</svg:title></draw:frame></draw:a></text:p>
          </table:table-cell>
          <table:table-cell table:style-name="Tabela8.A1" office:value-type="string">
            <text:p text:style-name="Table_20_Contents">Represents a <text:span text:style-name="Emphasis">set of predefined options</text:span> for other controls.</text:p>
          </table:table-cell>
        </table:table-row>
        <table:table-row>
          <table:table-cell table:style-name="Tabela8.A1" office:value-type="string">
            <text:p text:style-name="Table_20_Contents"><text:a xlink:type="simple" xlink:href="https://developer.mozilla.org/pt-BR/docs/Web/HTML/Element/optgroup" text:style-name="Internet_20_link" text:visited-style-name="Visited_20_Internet_20_Link"><text:span text:style-name="Source_20_Text">&lt;optgroup&gt;</text:span></text:a></text:p>
          </table:table-cell>
          <table:table-cell table:style-name="Tabela8.A1" office:value-type="string">
            <text:p text:style-name="Table_20_Contents">Represents a <text:span text:style-name="Emphasis">set of options</text:span> , logically grouped.</text:p>
          </table:table-cell>
        </table:table-row>
        <table:table-row>
          <table:table-cell table:style-name="Tabela8.A1" office:value-type="string">
            <text:p text:style-name="Table_20_Contents"><text:a xlink:type="simple" xlink:href="https://developer.mozilla.org/pt-BR/docs/Web/HTML/Element/option" text:style-name="Internet_20_link" text:visited-style-name="Visited_20_Internet_20_Link"><text:span text:style-name="Source_20_Text">&lt;option&gt;</text:span></text:a></text:p>
          </table:table-cell>
          <table:table-cell table:style-name="Tabela8.A1" office:value-type="string">
            <text:p text:style-name="Table_20_Contents">Represents an <text:span text:style-name="Emphasis">option</text:span> in a <text:span text:style-name="Source_20_Text">&lt;select&gt;</text:span> element, or a suggestion of a <text:span text:style-name="Source_20_Text">&lt;datalist&gt;</text:span> element.</text:p>
          </table:table-cell>
        </table:table-row>
        <text:soft-page-break/>
        <table:table-row>
          <table:table-cell table:style-name="Tabela8.A1" office:value-type="string">
            <text:p text:style-name="Table_20_Contents"><text:a xlink:type="simple" xlink:href="https://developer.mozilla.org/pt-BR/docs/Web/HTML/Element/textarea" text:style-name="Internet_20_link" text:visited-style-name="Visited_20_Internet_20_Link"><text:span text:style-name="Source_20_Text">&lt;textarea&gt;</text:span></text:a></text:p>
          </table:table-cell>
          <table:table-cell table:style-name="Tabela8.A1" office:value-type="string">
            <text:p text:style-name="Table_20_Contents">Representa um controle de edição de texto multilinha.</text:p>
          </table:table-cell>
        </table:table-row>
        <table:table-row>
          <table:table-cell table:style-name="Tabela8.A1" office:value-type="string">
            <text:p text:style-name="Table_20_Contents"><text:a xlink:type="simple" xlink:href="https://developer.mozilla.org/pt-BR/docs/Web/HTML/Element/keygen" text:style-name="Internet_20_link" text:visited-style-name="Visited_20_Internet_20_Link"><text:span text:style-name="Source_20_Text">&lt;keygen&gt;</text:span></text:a> <draw:a xlink:type="simple" xlink:href="https://developer.mozilla.org/en-US/docs/HTML/HTML5"><draw:frame draw:style-name="fr1" draw:name="Figura22" text:anchor-type="as-char" svg:width="0.476cm" svg:height="0.476cm" draw:z-index="21"><draw:image xlink:href="Pictures/100002010000002000000020592581F18EB1A13F.png" xlink:type="simple" xlink:show="embed" xlink:actuate="onLoad"/><svg:title>This element has been added in HTML5</svg:title></draw:frame></draw:a></text:p>
          </table:table-cell>
          <table:table-cell table:style-name="Tabela8.A1" office:value-type="string">
            <text:p text:style-name="Table_20_Contents">Represents a <text:span text:style-name="Emphasis">key pair generator control</text:span> .</text:p>
          </table:table-cell>
        </table:table-row>
        <table:table-row>
          <table:table-cell table:style-name="Tabela8.A1" office:value-type="string">
            <text:p text:style-name="Table_20_Contents"><text:a xlink:type="simple" xlink:href="https://developer.mozilla.org/pt-BR/docs/Web/HTML/Element/output" text:style-name="Internet_20_link" text:visited-style-name="Visited_20_Internet_20_Link"><text:span text:style-name="Source_20_Text">&lt;output&gt;</text:span></text:a> <draw:a xlink:type="simple" xlink:href="https://developer.mozilla.org/en-US/docs/HTML/HTML5"><draw:frame draw:style-name="fr1" draw:name="Figura23" text:anchor-type="as-char" svg:width="0.476cm" svg:height="0.476cm" draw:z-index="22"><draw:image xlink:href="Pictures/100002010000002000000020592581F18EB1A13F.png" xlink:type="simple" xlink:show="embed" xlink:actuate="onLoad"/><svg:title>This element has been added in HTML5</svg:title></draw:frame></draw:a></text:p>
          </table:table-cell>
          <table:table-cell table:style-name="Tabela8.A1" office:value-type="string">
            <text:p text:style-name="Table_20_Contents">Representa um resultado de cálculos de dados.</text:p>
          </table:table-cell>
        </table:table-row>
        <table:table-row>
          <table:table-cell table:style-name="Tabela8.A1" office:value-type="string">
            <text:p text:style-name="Table_20_Contents"><text:a xlink:type="simple" xlink:href="https://developer.mozilla.org/pt-BR/docs/Web/HTML/Element/progress" text:style-name="Internet_20_link" text:visited-style-name="Visited_20_Internet_20_Link"><text:span text:style-name="Source_20_Text">&lt;progress&gt;</text:span></text:a> <draw:a xlink:type="simple" xlink:href="https://developer.mozilla.org/en-US/docs/HTML/HTML5"><draw:frame draw:style-name="fr1" draw:name="Figura24" text:anchor-type="as-char" svg:width="0.476cm" svg:height="0.476cm" draw:z-index="23"><draw:image xlink:href="Pictures/100002010000002000000020592581F18EB1A13F.png" xlink:type="simple" xlink:show="embed" xlink:actuate="onLoad"/><svg:title>This element has been added in HTML5</svg:title></draw:frame></draw:a></text:p>
          </table:table-cell>
          <table:table-cell table:style-name="Tabela8.A1" office:value-type="string">
            <text:p text:style-name="Table_20_Contents">Represents the <text:span text:style-name="Emphasis">completion progress</text:span> of a task.</text:p>
          </table:table-cell>
        </table:table-row>
        <table:table-row>
          <table:table-cell table:style-name="Tabela8.A1" office:value-type="string">
            <text:p text:style-name="Table_20_Contents"><text:a xlink:type="simple" xlink:href="https://developer.mozilla.org/pt-BR/docs/Web/HTML/Element/meter" text:style-name="Internet_20_link" text:visited-style-name="Visited_20_Internet_20_Link"><text:span text:style-name="Source_20_Text">&lt;meter&gt;</text:span></text:a> <draw:a xlink:type="simple" xlink:href="https://developer.mozilla.org/en-US/docs/HTML/HTML5"><draw:frame draw:style-name="fr1" draw:name="Figura25" text:anchor-type="as-char" svg:width="0.476cm" svg:height="0.476cm" draw:z-index="24"><draw:image xlink:href="Pictures/100002010000002000000020592581F18EB1A13F.png" xlink:type="simple" xlink:show="embed" xlink:actuate="onLoad"/><svg:title>This element has been added in HTML5</svg:title></draw:frame></draw:a></text:p>
          </table:table-cell>
          <table:table-cell table:style-name="Tabela8.A1" office:value-type="string">
            <text:p text:style-name="Table_20_Contents">Represents a scalar <text:span text:style-name="Emphasis">measurement</text:span> (or a fractional value), within a known range</text:p>
          </table:table-cell>
        </table:table-row>
      </table:table>
      <text:p text:style-name="P1"/>
      <text:h text:style-name="P47" text:outline-level="2"><text:bookmark text:name="Elementos_interativos"/>Elementos interativos</text:h>
      <table:table table:name="Tabela9" table:style-name="Tabela9">
        <table:table-column table:style-name="Tabela9.A"/>
        <table:table-column table:style-name="Tabela9.B"/>
        <table:table-header-rows>
          <table:table-row>
            <table:table-cell table:style-name="Tabela9.A1" office:value-type="string">
              <text:p text:style-name="Table_20_Heading">Elemento</text:p>
            </table:table-cell>
            <table:table-cell table:style-name="Tabela9.A1" office:value-type="string">
              <text:p text:style-name="Table_20_Heading">Descrição</text:p>
            </table:table-cell>
          </table:table-row>
        </table:table-header-rows>
        <table:table-row>
          <table:table-cell table:style-name="Tabela9.A1" office:value-type="string">
            <text:p text:style-name="Table_20_Contents"><text:a xlink:type="simple" xlink:href="https://developer.mozilla.org/pt-BR/docs/Web/HTML/Element/details" text:style-name="Internet_20_link" text:visited-style-name="Visited_20_Internet_20_Link"><text:span text:style-name="Source_20_Text">&lt;details&gt;</text:span></text:a> <draw:a xlink:type="simple" xlink:href="https://developer.mozilla.org/en-US/docs/HTML/HTML5"><draw:frame draw:style-name="fr1" draw:name="Figura26" text:anchor-type="as-char" svg:width="0.476cm" svg:height="0.476cm" draw:z-index="25"><draw:image xlink:href="Pictures/100002010000002000000020592581F18EB1A13F.png" xlink:type="simple" xlink:show="embed" xlink:actuate="onLoad"/><svg:title>This element has been added in HTML5</svg:title></draw:frame></draw:a></text:p>
          </table:table-cell>
          <table:table-cell table:style-name="Tabela9.A1" office:value-type="string">
            <text:p text:style-name="Table_20_Contents">Represents a <text:span text:style-name="Emphasis">widget</text:span> from which the user can obtain additional information or controls.</text:p>
          </table:table-cell>
        </table:table-row>
        <table:table-row>
          <table:table-cell table:style-name="Tabela9.A1" office:value-type="string">
            <text:p text:style-name="Table_20_Contents"><text:a xlink:type="simple" xlink:href="https://developer.mozilla.org/pt-BR/docs/Web/HTML/Element/summary" text:style-name="Internet_20_link" text:visited-style-name="Visited_20_Internet_20_Link"><text:span text:style-name="Source_20_Text">&lt;summary&gt;</text:span></text:a> <draw:a xlink:type="simple" xlink:href="https://developer.mozilla.org/en-US/docs/HTML/HTML5"><draw:frame draw:style-name="fr1" draw:name="Figura27" text:anchor-type="as-char" svg:width="0.476cm" svg:height="0.476cm" draw:z-index="26"><draw:image xlink:href="Pictures/100002010000002000000020592581F18EB1A13F.png" xlink:type="simple" xlink:show="embed" xlink:actuate="onLoad"/><svg:title>This element has been added in HTML5</svg:title></draw:frame></draw:a></text:p>
          </table:table-cell>
          <table:table-cell table:style-name="Tabela9.A1" office:value-type="string">
            <text:p text:style-name="Table_20_Contents">Represents a <text:span text:style-name="Emphasis">summary</text:span> ,<text:span text:style-name="Emphasis">caption</text:span> , or <text:span text:style-name="Emphasis">legend</text:span> for a given <text:span text:style-name="Source_20_Text">&lt;details&gt;</text:span>.</text:p>
          </table:table-cell>
        </table:table-row>
        <table:table-row>
          <table:table-cell table:style-name="Tabela9.A1" office:value-type="string">
            <text:p text:style-name="Table_20_Contents"><text:a xlink:type="simple" xlink:href="https://developer.mozilla.org/pt-BR/docs/Web/HTML/Element/command" text:style-name="Internet_20_link" text:visited-style-name="Visited_20_Internet_20_Link"><text:span text:style-name="Source_20_Text">&lt;command&gt;</text:span></text:a> <draw:a xlink:type="simple" xlink:href="https://developer.mozilla.org/en-US/docs/HTML/HTML5"><draw:frame draw:style-name="fr1" draw:name="Figura28" text:anchor-type="as-char" svg:width="0.476cm" svg:height="0.476cm" draw:z-index="27"><draw:image xlink:href="Pictures/100002010000002000000020592581F18EB1A13F.png" xlink:type="simple" xlink:show="embed" xlink:actuate="onLoad"/><svg:title>This element has been added in HTML5</svg:title></draw:frame></draw:a></text:p>
          </table:table-cell>
          <table:table-cell table:style-name="Tabela9.A1" office:value-type="string">
            <text:p text:style-name="Table_20_Contents">Represents a <text:span text:style-name="Emphasis">command</text:span> that the user can invoke.</text:p>
          </table:table-cell>
        </table:table-row>
        <table:table-row>
          <table:table-cell table:style-name="Tabela9.A1" office:value-type="string">
            <text:p text:style-name="Table_20_Contents"><text:a xlink:type="simple" xlink:href="https://developer.mozilla.org/pt-BR/docs/Web/HTML/Element/menu" text:style-name="Internet_20_link" text:visited-style-name="Visited_20_Internet_20_Link"><text:span text:style-name="Source_20_Text">&lt;menu&gt;</text:span></text:a> <draw:a xlink:type="simple" xlink:href="https://developer.mozilla.org/en-US/docs/HTML/HTML5"><draw:frame draw:style-name="fr1" draw:name="Figura29" text:anchor-type="as-char" svg:width="0.476cm" svg:height="0.476cm" draw:z-index="28"><draw:image xlink:href="Pictures/100002010000002000000020592581F18EB1A13F.png" xlink:type="simple" xlink:show="embed" xlink:actuate="onLoad"/><svg:title>This element has been added in HTML5</svg:title></draw:frame></draw:a></text:p>
          </table:table-cell>
          <table:table-cell table:style-name="Tabela9.A1" office:value-type="string">
            <text:p text:style-name="P49">Representa uma <text:span text:style-name="Emphasis">lista</text:span> de comandos.</text:p>
          </table:table-cell>
        </table:table-row>
      </table:table>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Lucida Sans Unicode"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Lucida Sans Unicode"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2:45:26.815648977</meta:creation-date>
    <dc:date>2018-08-01T13:03:47.014086793</dc:date>
    <meta:editing-duration>PT2M50S</meta:editing-duration>
    <meta:editing-cycles>1</meta:editing-cycles>
    <meta:document-statistic meta:table-count="9" meta:image-count="29" meta:object-count="0" meta:page-count="11" meta:paragraph-count="408" meta:word-count="2321" meta:character-count="13910" meta:non-whitespace-character-count="11887"/>
    <meta:generator>LibreOffice/5.0.6.2$Linux_x86 LibreOffice_project/00m0$Build-2</meta:generator>
  </office:meta>
</office:document-meta>
</file>